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94d601" officeooo:paragraph-rsid="0094d601"/>
    </style:style>
    <style:style style:name="P2" style:family="paragraph" style:parent-style-name="Text_20_body">
      <style:text-properties officeooo:rsid="0096c09e" officeooo:paragraph-rsid="0096c09e"/>
    </style:style>
    <style:style style:name="P3" style:family="paragraph" style:parent-style-name="Text_20_body">
      <style:text-properties officeooo:rsid="0098301b" officeooo:paragraph-rsid="0098301b"/>
    </style:style>
    <style:style style:name="P4" style:family="paragraph" style:parent-style-name="Text_20_body">
      <style:text-properties officeooo:paragraph-rsid="009bc38e"/>
    </style:style>
    <style:style style:name="P5" style:family="paragraph" style:parent-style-name="Text_20_body">
      <style:text-properties officeooo:paragraph-rsid="009f5dd7"/>
    </style:style>
    <style:style style:name="P6" style:family="paragraph" style:parent-style-name="Text_20_body">
      <style:text-properties officeooo:paragraph-rsid="00a0c220"/>
    </style:style>
    <style:style style:name="P7" style:family="paragraph" style:parent-style-name="Text_20_body">
      <style:text-properties officeooo:paragraph-rsid="00a9442f"/>
    </style:style>
    <style:style style:name="P8" style:family="paragraph" style:parent-style-name="Text_20_body">
      <style:text-properties officeooo:paragraph-rsid="00aa8ada"/>
    </style:style>
    <style:style style:name="P9" style:family="paragraph" style:parent-style-name="Text_20_body">
      <style:text-properties officeooo:paragraph-rsid="00ad7223"/>
    </style:style>
    <style:style style:name="P10" style:family="paragraph" style:parent-style-name="Text_20_body">
      <style:text-properties officeooo:rsid="009cbdd0" officeooo:paragraph-rsid="009cbdd0"/>
    </style:style>
    <style:style style:name="P11" style:family="paragraph" style:parent-style-name="Text_20_body">
      <style:text-properties officeooo:rsid="009e2eb3" officeooo:paragraph-rsid="009e2eb3"/>
    </style:style>
    <style:style style:name="P12" style:family="paragraph" style:parent-style-name="Text_20_body">
      <style:text-properties officeooo:rsid="009f5dd7" officeooo:paragraph-rsid="009f5dd7"/>
    </style:style>
    <style:style style:name="P13" style:family="paragraph" style:parent-style-name="Text_20_body">
      <style:paragraph-properties fo:text-align="center" style:justify-single-word="false"/>
      <style:text-properties officeooo:rsid="009f5dd7" officeooo:paragraph-rsid="009f5dd7"/>
    </style:style>
    <style:style style:name="P14" style:family="paragraph" style:parent-style-name="Text_20_body">
      <style:text-properties officeooo:rsid="009f5dd7" officeooo:paragraph-rsid="00a1eb02"/>
    </style:style>
    <style:style style:name="P15" style:family="paragraph" style:parent-style-name="Text_20_body">
      <style:text-properties officeooo:rsid="00a0c220" officeooo:paragraph-rsid="00a0c220"/>
    </style:style>
    <style:style style:name="P16" style:family="paragraph" style:parent-style-name="Text_20_body">
      <style:text-properties officeooo:rsid="00a1eb02" officeooo:paragraph-rsid="00a1eb02"/>
    </style:style>
    <style:style style:name="P17" style:family="paragraph" style:parent-style-name="Text_20_body">
      <style:text-properties officeooo:rsid="00a3b876" officeooo:paragraph-rsid="00a3b876"/>
    </style:style>
    <style:style style:name="P18" style:family="paragraph" style:parent-style-name="Text_20_body">
      <style:text-properties officeooo:rsid="00a589ef" officeooo:paragraph-rsid="00a589ef"/>
    </style:style>
    <style:style style:name="P19" style:family="paragraph" style:parent-style-name="Text_20_body">
      <style:text-properties officeooo:rsid="00a69171" officeooo:paragraph-rsid="00a69171"/>
    </style:style>
    <style:style style:name="P20" style:family="paragraph" style:parent-style-name="Text_20_body">
      <style:text-properties officeooo:rsid="00a78b89" officeooo:paragraph-rsid="00a78b89"/>
    </style:style>
    <style:style style:name="P21" style:family="paragraph" style:parent-style-name="Text_20_body">
      <style:text-properties officeooo:rsid="00a9442f" officeooo:paragraph-rsid="00a9442f"/>
    </style:style>
    <style:style style:name="P22" style:family="paragraph" style:parent-style-name="Text_20_body">
      <style:text-properties officeooo:rsid="00ab2f02" officeooo:paragraph-rsid="00aa8ada"/>
    </style:style>
    <style:style style:name="P23" style:family="paragraph" style:parent-style-name="Text_20_body">
      <style:text-properties officeooo:rsid="00aeabfe" officeooo:paragraph-rsid="00aeabfe"/>
    </style:style>
    <style:style style:name="P24" style:family="paragraph" style:parent-style-name="Text_20_body">
      <style:text-properties officeooo:paragraph-rsid="00b20c03"/>
    </style:style>
    <style:style style:name="P25" style:family="paragraph" style:parent-style-name="Text_20_body">
      <style:text-properties officeooo:paragraph-rsid="00b525e7"/>
    </style:style>
    <style:style style:name="P26" style:family="paragraph" style:parent-style-name="Text_20_body">
      <style:text-properties officeooo:paragraph-rsid="00b6ac0f"/>
    </style:style>
    <style:style style:name="P27" style:family="paragraph" style:parent-style-name="Text_20_body">
      <style:text-properties officeooo:paragraph-rsid="00b8efc4"/>
    </style:style>
    <style:style style:name="P28" style:family="paragraph" style:parent-style-name="Text_20_body">
      <style:text-properties officeooo:rsid="00aeb49f" officeooo:paragraph-rsid="00aeb49f"/>
    </style:style>
    <style:style style:name="P29" style:family="paragraph" style:parent-style-name="Text_20_body">
      <style:text-properties officeooo:rsid="00afde94" officeooo:paragraph-rsid="00afde94"/>
    </style:style>
    <style:style style:name="P30" style:family="paragraph" style:parent-style-name="Text_20_body">
      <style:text-properties officeooo:rsid="00b1a403" officeooo:paragraph-rsid="00b1a403"/>
    </style:style>
    <style:style style:name="P31" style:family="paragraph" style:parent-style-name="Text_20_body">
      <style:text-properties officeooo:rsid="00b33adc" officeooo:paragraph-rsid="00b33adc"/>
    </style:style>
    <style:style style:name="P32" style:family="paragraph" style:parent-style-name="Text_20_body">
      <style:text-properties officeooo:rsid="00b4a414" officeooo:paragraph-rsid="00b4a414"/>
    </style:style>
    <style:style style:name="P33" style:family="paragraph" style:parent-style-name="Text_20_body">
      <style:text-properties officeooo:rsid="00b525e7" officeooo:paragraph-rsid="00b525e7"/>
    </style:style>
    <style:style style:name="P34" style:family="paragraph" style:parent-style-name="Text_20_body">
      <style:text-properties officeooo:rsid="00b6ac0f" officeooo:paragraph-rsid="00b525e7"/>
    </style:style>
    <style:style style:name="P35" style:family="paragraph" style:parent-style-name="Text_20_body">
      <style:text-properties officeooo:rsid="00b6ac0f" officeooo:paragraph-rsid="00b6ac0f"/>
    </style:style>
    <style:style style:name="P36" style:family="paragraph" style:parent-style-name="Text_20_body">
      <style:text-properties officeooo:rsid="00b6f3af" officeooo:paragraph-rsid="00b6f3af"/>
    </style:style>
    <style:style style:name="P37" style:family="paragraph" style:parent-style-name="Text_20_body">
      <style:text-properties officeooo:rsid="00bbb5f1" officeooo:paragraph-rsid="00bbb5f1"/>
    </style:style>
    <style:style style:name="P38" style:family="paragraph" style:parent-style-name="Text_20_body">
      <style:text-properties officeooo:paragraph-rsid="00bd7b4a"/>
    </style:style>
    <style:style style:name="P39" style:family="paragraph" style:parent-style-name="Text_20_body">
      <style:text-properties officeooo:paragraph-rsid="00bf1076"/>
    </style:style>
    <style:style style:name="P40" style:family="paragraph" style:parent-style-name="Text_20_body">
      <style:text-properties officeooo:paragraph-rsid="00c01c51"/>
    </style:style>
    <style:style style:name="P41" style:family="paragraph" style:parent-style-name="Text_20_body">
      <style:text-properties fo:font-style="normal" officeooo:paragraph-rsid="00c33714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paragraph-rsid="00c9a127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paragraph-rsid="00cbc8c8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paragraph-rsid="00cbdca3" style:font-style-asian="normal" style:font-style-complex="normal"/>
    </style:style>
    <style:style style:name="P45" style:family="paragraph" style:parent-style-name="Text_20_body">
      <style:text-properties fo:font-style="normal" officeooo:rsid="00bf1076" officeooo:paragraph-rsid="00bf1076" style:font-style-asian="normal" style:font-style-complex="normal"/>
    </style:style>
    <style:style style:name="P46" style:family="paragraph" style:parent-style-name="Text_20_body">
      <style:text-properties fo:font-style="normal" officeooo:rsid="00c01c51" officeooo:paragraph-rsid="00c01c51" style:font-style-asian="normal" style:font-style-complex="normal"/>
    </style:style>
    <style:style style:name="P47" style:family="paragraph" style:parent-style-name="Text_20_body">
      <style:text-properties fo:font-style="normal" officeooo:rsid="00c33714" officeooo:paragraph-rsid="00c33714" style:font-style-asian="normal" style:font-style-complex="normal"/>
    </style:style>
    <style:style style:name="P48" style:family="paragraph" style:parent-style-name="Text_20_body">
      <style:text-properties fo:font-style="normal" officeooo:rsid="00c33714" officeooo:paragraph-rsid="00c75993" style:font-style-asian="normal" style:font-style-complex="normal"/>
    </style:style>
    <style:style style:name="P49" style:family="paragraph" style:parent-style-name="Text_20_body">
      <style:text-properties fo:font-style="normal" officeooo:rsid="00c4b432" officeooo:paragraph-rsid="00c4b432" style:font-style-asian="normal" style:font-style-complex="normal"/>
    </style:style>
    <style:style style:name="P50" style:family="paragraph" style:parent-style-name="Text_20_body">
      <style:text-properties fo:font-style="normal" officeooo:rsid="00c75993" officeooo:paragraph-rsid="00c75993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style="normal" officeooo:rsid="00c9a127" officeooo:paragraph-rsid="00c9a127" style:font-style-asian="normal" style:font-style-complex="normal"/>
    </style:style>
    <style:style style:name="P52" style:family="paragraph" style:parent-style-name="Text_20_body">
      <style:paragraph-properties fo:text-align="center" style:justify-single-word="false"/>
      <style:text-properties fo:font-style="normal" officeooo:rsid="00c9a127" officeooo:paragraph-rsid="00c9a127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fo:font-style="normal" officeooo:rsid="00cb9c63" officeooo:paragraph-rsid="00cb9c63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fo:font-style="normal" officeooo:rsid="00cbc8c8" officeooo:paragraph-rsid="00cbc8c8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0cbdca3" officeooo:paragraph-rsid="00cbdca3" style:font-style-asian="normal" style:font-style-complex="normal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0cc4ace" officeooo:paragraph-rsid="00cc4ace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cd5520" officeooo:paragraph-rsid="00cd5520" style:font-style-asian="normal" style:font-style-complex="normal"/>
    </style:style>
    <style:style style:name="P58" style:family="paragraph" style:parent-style-name="Text_20_body">
      <style:paragraph-properties fo:text-align="center" style:justify-single-word="false"/>
      <style:text-properties fo:font-style="normal" fo:font-weight="bold" officeooo:paragraph-rsid="00cdfab9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tyle="normal" fo:font-weight="bold" officeooo:rsid="00c9a127" officeooo:paragraph-rsid="00c9a127" style:font-style-asian="normal" style:font-weight-asian="bold" style:font-style-complex="normal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style="normal" fo:font-weight="bold" officeooo:rsid="00cdfab9" officeooo:paragraph-rsid="00cdfab9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center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center" style:justify-single-word="false"/>
      <style:text-properties fo:font-style="normal" fo:font-weight="normal" officeooo:paragraph-rsid="00cd5520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tyle="normal" fo:font-weight="normal" officeooo:paragraph-rsid="00cdfab9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center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center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center" style:justify-single-word="false"/>
      <style:text-properties fo:font-style="normal" fo:font-weight="normal" officeooo:rsid="00cdfab9" officeooo:paragraph-rsid="00cdfab9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officeooo:paragraph-rsid="00c75993"/>
    </style:style>
    <style:style style:name="P71" style:family="paragraph" style:parent-style-name="Text_20_body">
      <style:paragraph-properties fo:text-align="center" style:justify-single-word="false"/>
      <style:text-properties officeooo:paragraph-rsid="00c75993"/>
    </style:style>
    <style:style style:name="P72" style:family="paragraph" style:parent-style-name="Text_20_body">
      <style:paragraph-properties fo:text-align="center" style:justify-single-word="false"/>
      <style:text-properties officeooo:paragraph-rsid="00c01c51"/>
    </style:style>
    <style:style style:name="P73" style:family="paragraph" style:parent-style-name="Text_20_body">
      <style:paragraph-properties fo:text-align="center" style:justify-single-word="false"/>
      <style:text-properties fo:font-style="italic" officeooo:paragraph-rsid="00c8bf3d" style:font-style-asian="italic" style:font-style-complex="italic"/>
    </style:style>
    <style:style style:name="P74" style:family="paragraph" style:parent-style-name="Text_20_body">
      <style:paragraph-properties fo:text-align="center" style:justify-single-word="false"/>
      <style:text-properties fo:font-style="italic" officeooo:paragraph-rsid="00c75993" style:font-style-asian="italic" style:font-style-complex="italic"/>
    </style:style>
    <style:style style:name="P75" style:family="paragraph" style:parent-style-name="Text_20_body">
      <style:paragraph-properties fo:text-align="center" style:justify-single-word="false"/>
      <style:text-properties fo:font-style="italic" officeooo:paragraph-rsid="00cbc8c8" style:font-style-asian="italic" style:font-style-complex="italic"/>
    </style:style>
    <style:style style:name="P76" style:family="paragraph" style:parent-style-name="Text_20_body">
      <style:paragraph-properties fo:text-align="center" style:justify-single-word="false"/>
      <style:text-properties fo:font-style="italic" officeooo:paragraph-rsid="00cbdca3" style:font-style-asian="italic" style:font-style-complex="italic"/>
    </style:style>
    <style:style style:name="P77" style:family="paragraph" style:parent-style-name="Text_20_body">
      <style:paragraph-properties fo:text-align="justify" style:justify-single-word="false"/>
      <style:text-properties fo:font-style="italic" officeooo:paragraph-rsid="00cc4ace" style:font-style-asian="italic" style:font-style-complex="italic"/>
    </style:style>
    <style:style style:name="P78" style:family="paragraph" style:parent-style-name="Text_20_body">
      <style:paragraph-properties fo:text-align="center" style:justify-single-word="false"/>
      <style:text-properties fo:font-style="italic" officeooo:rsid="00c33714" officeooo:paragraph-rsid="00c33714" style:font-style-asian="italic" style:font-style-complex="italic"/>
    </style:style>
    <style:style style:name="P79" style:family="paragraph" style:parent-style-name="Text_20_body">
      <style:paragraph-properties fo:text-align="center" style:justify-single-word="false"/>
      <style:text-properties fo:font-style="italic" officeooo:rsid="00c33714" officeooo:paragraph-rsid="00c75993" style:font-style-asian="italic" style:font-style-complex="italic"/>
    </style:style>
    <style:style style:name="P80" style:family="paragraph" style:parent-style-name="Text_20_body">
      <style:paragraph-properties fo:text-align="center" style:justify-single-word="false"/>
      <style:text-properties fo:font-style="italic" officeooo:rsid="00c75993" officeooo:paragraph-rsid="00c75993" style:font-style-asian="italic" style:font-style-complex="italic"/>
    </style:style>
    <style:style style:name="P81" style:family="paragraph" style:parent-style-name="Text_20_body">
      <style:paragraph-properties fo:text-align="center" style:justify-single-word="false"/>
      <style:text-properties fo:font-style="italic" officeooo:rsid="00cbc8c8" officeooo:paragraph-rsid="00cbc8c8" style:font-style-asian="italic" style:font-style-complex="italic"/>
    </style:style>
    <style:style style:name="P82" style:family="paragraph" style:parent-style-name="Text_20_body">
      <style:paragraph-properties fo:text-align="center" style:justify-single-word="false"/>
      <style:text-properties fo:font-style="italic" officeooo:rsid="00cbdca3" officeooo:paragraph-rsid="00cbdca3" style:font-style-asian="italic" style:font-style-complex="italic"/>
    </style:style>
    <style:style style:name="P83" style:family="paragraph" style:parent-style-name="Text_20_body">
      <style:text-properties officeooo:rsid="00bd7b4a" officeooo:paragraph-rsid="00bd7b4a"/>
    </style:style>
    <style:style style:name="P84" style:family="paragraph" style:parent-style-name="Text_20_body">
      <style:text-properties officeooo:rsid="00bf1076" officeooo:paragraph-rsid="00bf1076"/>
    </style:style>
    <style:style style:name="P85" style:family="paragraph" style:parent-style-name="Text_20_body">
      <style:text-properties officeooo:rsid="00c56943" officeooo:paragraph-rsid="00c56943"/>
    </style:style>
    <style:style style:name="P86" style:family="paragraph" style:parent-style-name="Text_20_body">
      <style:text-properties officeooo:rsid="00c75993" officeooo:paragraph-rsid="00c75993"/>
    </style:style>
    <style:style style:name="P87" style:family="paragraph" style:parent-style-name="Text_20_body">
      <style:text-properties officeooo:paragraph-rsid="00d30774"/>
    </style:style>
    <style:style style:name="P88" style:family="paragraph" style:parent-style-name="Text_20_body">
      <style:text-properties officeooo:paragraph-rsid="00d8878f"/>
    </style:style>
    <style:style style:name="P89" style:family="paragraph" style:parent-style-name="Text_20_body">
      <style:text-properties officeooo:paragraph-rsid="00d8fdb1"/>
    </style:style>
    <style:style style:name="P90" style:family="paragraph" style:parent-style-name="Heading_20_1">
      <style:text-properties officeooo:rsid="009bc38e" officeooo:paragraph-rsid="009bc38e"/>
    </style:style>
    <style:style style:name="P91" style:family="paragraph" style:parent-style-name="Heading_20_1">
      <style:text-properties officeooo:rsid="00afc3ca" officeooo:paragraph-rsid="00afc3ca"/>
    </style:style>
    <style:style style:name="P92" style:family="paragraph" style:parent-style-name="Heading_20_1">
      <style:text-properties officeooo:rsid="00bd7b4a" officeooo:paragraph-rsid="00bd7b4a"/>
    </style:style>
    <style:style style:name="P93" style:family="paragraph" style:parent-style-name="Text_20_body">
      <style:paragraph-properties fo:text-align="justify" style:justify-single-word="false"/>
      <style:text-properties fo:font-style="normal" officeooo:rsid="00ce24be" officeooo:paragraph-rsid="00ce24be" style:font-style-asian="normal" style:font-style-complex="normal"/>
    </style:style>
    <style:style style:name="P94" style:family="paragraph" style:parent-style-name="Text_20_body">
      <style:paragraph-properties fo:text-align="justify" style:justify-single-word="false"/>
      <style:text-properties fo:font-style="normal" officeooo:paragraph-rsid="00e439f4" style:font-style-asian="normal" style:font-style-complex="normal"/>
    </style:style>
    <style:style style:name="P95" style:family="paragraph" style:parent-style-name="Text_20_body">
      <style:paragraph-properties fo:text-align="justify" style:justify-single-word="false"/>
      <style:text-properties fo:font-style="normal" officeooo:paragraph-rsid="00e5d8e2" style:font-style-asian="normal" style:font-style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officeooo:paragraph-rsid="00e736d4" style:font-style-asian="normal" style:font-style-complex="normal"/>
    </style:style>
    <style:style style:name="P97" style:family="paragraph" style:parent-style-name="Text_20_body">
      <style:paragraph-properties fo:text-align="justify" style:justify-single-word="false"/>
      <style:text-properties fo:font-style="normal" officeooo:paragraph-rsid="00e80a97" style:font-style-asian="normal" style:font-style-complex="normal"/>
    </style:style>
    <style:style style:name="P98" style:family="paragraph" style:parent-style-name="Text_20_body">
      <style:paragraph-properties fo:text-align="justify" style:justify-single-word="false"/>
      <style:text-properties fo:font-style="normal" officeooo:paragraph-rsid="00eba5a4" style:font-style-asian="normal" style:font-style-complex="normal"/>
    </style:style>
    <style:style style:name="P99" style:family="paragraph" style:parent-style-name="Text_20_body">
      <style:paragraph-properties fo:text-align="justify" style:justify-single-word="false"/>
      <style:text-properties fo:font-style="normal" officeooo:paragraph-rsid="00ec8282" style:font-style-asian="normal" style:font-style-complex="normal"/>
    </style:style>
    <style:style style:name="P100" style:family="paragraph" style:parent-style-name="Text_20_body">
      <style:paragraph-properties fo:text-align="justify" style:justify-single-word="false"/>
      <style:text-properties fo:font-style="normal" officeooo:paragraph-rsid="00fe6273" style:font-style-asian="normal" style:font-style-complex="normal"/>
    </style:style>
    <style:style style:name="P101" style:family="paragraph" style:parent-style-name="Text_20_body">
      <style:paragraph-properties fo:text-align="justify" style:justify-single-word="false"/>
      <style:text-properties fo:font-style="normal" officeooo:paragraph-rsid="0102bca2" style:font-style-asian="normal" style:font-style-complex="normal"/>
    </style:style>
    <style:style style:name="P102" style:family="paragraph" style:parent-style-name="Text_20_body">
      <style:paragraph-properties fo:text-align="justify" style:justify-single-word="false"/>
      <style:text-properties fo:font-style="normal" officeooo:paragraph-rsid="010386d9" style:font-style-asian="normal" style:font-style-complex="normal"/>
    </style:style>
    <style:style style:name="P103" style:family="paragraph" style:parent-style-name="Text_20_body">
      <style:paragraph-properties fo:text-align="justify" style:justify-single-word="false"/>
      <style:text-properties fo:font-style="normal" officeooo:paragraph-rsid="01085db1" style:font-style-asian="normal" style:font-style-complex="normal"/>
    </style:style>
    <style:style style:name="P104" style:family="paragraph" style:parent-style-name="Text_20_body">
      <style:paragraph-properties fo:text-align="justify" style:justify-single-word="false"/>
      <style:text-properties fo:font-style="normal" officeooo:paragraph-rsid="010c54c2" style:font-style-asian="normal" style:font-style-complex="normal"/>
    </style:style>
    <style:style style:name="P105" style:family="paragraph" style:parent-style-name="Text_20_body">
      <style:paragraph-properties fo:text-align="justify" style:justify-single-word="false"/>
      <style:text-properties fo:font-style="normal" officeooo:paragraph-rsid="010dd10d" style:font-style-asian="normal" style:font-style-complex="normal"/>
    </style:style>
    <style:style style:name="P106" style:family="paragraph" style:parent-style-name="Text_20_body">
      <style:paragraph-properties fo:text-align="justify" style:justify-single-word="false"/>
      <style:text-properties fo:font-style="normal" officeooo:paragraph-rsid="0110e6f3" style:font-style-asian="normal" style:font-style-complex="normal"/>
    </style:style>
    <style:style style:name="P107" style:family="paragraph" style:parent-style-name="Text_20_body">
      <style:paragraph-properties fo:text-align="justify" style:justify-single-word="false"/>
      <style:text-properties fo:font-style="normal" officeooo:paragraph-rsid="0119ae22" style:font-style-asian="normal" style:font-style-complex="normal"/>
    </style:style>
    <style:style style:name="P108" style:family="paragraph" style:parent-style-name="Text_20_body">
      <style:paragraph-properties fo:text-align="justify" style:justify-single-word="false"/>
      <style:text-properties fo:font-style="normal" officeooo:paragraph-rsid="011b984e" style:font-style-asian="normal" style:font-style-complex="normal"/>
    </style:style>
    <style:style style:name="P109" style:family="paragraph" style:parent-style-name="Text_20_body">
      <style:paragraph-properties fo:text-align="justify" style:justify-single-word="false"/>
      <style:text-properties fo:font-style="normal" fo:font-weight="bold" officeooo:paragraph-rsid="01225f29" style:font-style-asian="normal" style:font-weight-asian="bold" style:font-style-complex="normal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tyle="normal" fo:font-weight="bold" officeooo:paragraph-rsid="012266f7" style:font-style-asian="normal" style:font-weight-asian="bold" style:font-style-complex="normal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tyle="normal" fo:font-weight="bold" officeooo:paragraph-rsid="01279afc" style:font-style-asian="normal" style:font-weight-asian="bold" style:font-style-complex="normal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tyle="normal" fo:font-weight="bold" officeooo:paragraph-rsid="012b74a7" style:font-style-asian="normal" style:font-weight-asian="bold" style:font-style-complex="normal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tyle="normal" fo:font-weight="bold" officeooo:paragraph-rsid="012c6697" style:font-style-asian="normal" style:font-weight-asian="bold" style:font-style-complex="normal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tyle="normal" fo:font-weight="bold" officeooo:paragraph-rsid="012d2acc" style:font-style-asian="normal" style:font-weight-asian="bold" style:font-style-complex="normal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tyle="normal" fo:font-weight="bold" officeooo:paragraph-rsid="012ed33a" style:font-style-asian="normal" style:font-weight-asian="bold" style:font-style-complex="normal" style:font-weight-complex="bold"/>
    </style:style>
    <style:style style:name="P117" style:family="paragraph" style:parent-style-name="Text_20_body">
      <style:paragraph-properties fo:text-align="center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118" style:family="paragraph" style:parent-style-name="Text_20_body">
      <style:text-properties officeooo:rsid="00d0c66c" officeooo:paragraph-rsid="00d0c66c"/>
    </style:style>
    <style:style style:name="P119" style:family="paragraph" style:parent-style-name="Text_20_body">
      <style:text-properties officeooo:rsid="00d46eae" officeooo:paragraph-rsid="00d46eae"/>
    </style:style>
    <style:style style:name="P120" style:family="paragraph" style:parent-style-name="Text_20_body">
      <style:text-properties officeooo:rsid="00d4f595" officeooo:paragraph-rsid="00d4f595"/>
    </style:style>
    <style:style style:name="P121" style:family="paragraph" style:parent-style-name="Text_20_body">
      <style:text-properties officeooo:rsid="00d55b3b" officeooo:paragraph-rsid="00d55b3b"/>
    </style:style>
    <style:style style:name="P122" style:family="paragraph" style:parent-style-name="Text_20_body">
      <style:text-properties officeooo:rsid="00d70657" officeooo:paragraph-rsid="00d70657"/>
    </style:style>
    <style:style style:name="P123" style:family="paragraph" style:parent-style-name="Text_20_body">
      <style:text-properties officeooo:rsid="00d8878f" officeooo:paragraph-rsid="00d8878f"/>
    </style:style>
    <style:style style:name="P124" style:family="paragraph" style:parent-style-name="Text_20_body">
      <style:text-properties officeooo:rsid="00da153e" officeooo:paragraph-rsid="00da153e"/>
    </style:style>
    <style:style style:name="P125" style:family="paragraph" style:parent-style-name="Text_20_body">
      <style:text-properties officeooo:paragraph-rsid="00e26e8d"/>
    </style:style>
    <style:style style:name="P126" style:family="paragraph" style:parent-style-name="Text_20_body">
      <style:text-properties officeooo:paragraph-rsid="00e2e188"/>
    </style:style>
    <style:style style:name="P127" style:family="paragraph" style:parent-style-name="Text_20_body">
      <style:paragraph-properties fo:text-align="center" style:justify-single-word="false"/>
      <style:text-properties officeooo:paragraph-rsid="00e2e188"/>
    </style:style>
    <style:style style:name="P128" style:family="paragraph" style:parent-style-name="Text_20_body">
      <style:paragraph-properties fo:text-align="center" style:justify-single-word="false"/>
      <style:text-properties fo:font-style="italic" officeooo:paragraph-rsid="00e2e188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paragraph-rsid="00e2eaa0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paragraph-rsid="00e439f4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paragraph-rsid="00e736d4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paragraph-rsid="00e80a97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paragraph-rsid="00eba5a4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paragraph-rsid="00fe6273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paragraph-rsid="01013e22" style:font-style-asian="italic" style:font-style-complex="italic"/>
    </style:style>
    <style:style style:name="P136" style:family="paragraph" style:parent-style-name="Text_20_body">
      <style:paragraph-properties fo:text-align="center" style:justify-single-word="false"/>
      <style:text-properties fo:font-style="italic" officeooo:paragraph-rsid="0102bca2" style:font-style-asian="italic" style:font-style-complex="italic"/>
    </style:style>
    <style:style style:name="P137" style:family="paragraph" style:parent-style-name="Text_20_body">
      <style:paragraph-properties fo:text-align="center" style:justify-single-word="false"/>
      <style:text-properties fo:font-style="italic" officeooo:paragraph-rsid="01085db1" style:font-style-asian="italic" style:font-style-complex="italic"/>
    </style:style>
    <style:style style:name="P138" style:family="paragraph" style:parent-style-name="Text_20_body">
      <style:paragraph-properties fo:text-align="center" style:justify-single-word="false"/>
      <style:text-properties fo:font-style="italic" officeooo:paragraph-rsid="010dd10d" style:font-style-asian="italic" style:font-style-complex="italic"/>
    </style:style>
    <style:style style:name="P139" style:family="paragraph" style:parent-style-name="Text_20_body">
      <style:paragraph-properties fo:text-align="center" style:justify-single-word="false"/>
      <style:text-properties fo:font-style="italic" officeooo:paragraph-rsid="0110e6f3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  <style:text-properties fo:font-style="italic" officeooo:paragraph-rsid="0114d74e" style:font-style-asian="italic" style:font-style-complex="italic"/>
    </style:style>
    <style:style style:name="P141" style:family="paragraph" style:parent-style-name="Text_20_body">
      <style:paragraph-properties fo:text-align="center" style:justify-single-word="false"/>
      <style:text-properties fo:font-style="italic" officeooo:paragraph-rsid="011b984e" style:font-style-asian="italic" style:font-style-complex="italic"/>
    </style:style>
    <style:style style:name="P142" style:family="paragraph" style:parent-style-name="Text_20_body">
      <style:paragraph-properties fo:text-align="justify" style:justify-single-word="false"/>
      <style:text-properties fo:font-style="italic" officeooo:paragraph-rsid="00fe6273" style:font-style-asian="italic" style:font-style-complex="italic"/>
    </style:style>
    <style:style style:name="P143" style:family="paragraph" style:parent-style-name="Text_20_body">
      <style:paragraph-properties fo:text-align="justify" style:justify-single-word="false"/>
      <style:text-properties fo:font-style="italic" officeooo:paragraph-rsid="00ff5e42" style:font-style-asian="italic" style:font-style-complex="italic"/>
    </style:style>
    <style:style style:name="P144" style:family="paragraph" style:parent-style-name="Text_20_body">
      <style:paragraph-properties fo:text-align="justify" style:justify-single-word="false"/>
      <style:text-properties fo:font-style="italic" officeooo:paragraph-rsid="01013e22" style:font-style-asian="italic" style:font-style-complex="italic"/>
    </style:style>
    <style:style style:name="P145" style:family="paragraph" style:parent-style-name="Text_20_body">
      <style:paragraph-properties fo:text-align="justify" style:justify-single-word="false"/>
      <style:text-properties fo:font-style="italic" officeooo:paragraph-rsid="0102bca2" style:font-style-asian="italic" style:font-style-complex="italic"/>
    </style:style>
    <style:style style:name="P146" style:family="paragraph" style:parent-style-name="Text_20_body">
      <style:paragraph-properties fo:text-align="justify" style:justify-single-word="false"/>
      <style:text-properties fo:font-style="italic" officeooo:paragraph-rsid="0114901c" style:font-style-asian="italic" style:font-style-complex="italic"/>
    </style:style>
    <style:style style:name="P147" style:family="paragraph" style:parent-style-name="Text_20_body">
      <style:paragraph-properties fo:text-align="justify" style:justify-single-word="false"/>
      <style:text-properties fo:font-style="italic" officeooo:paragraph-rsid="011661ee" style:font-style-asian="italic" style:font-style-complex="italic"/>
    </style:style>
    <style:style style:name="P148" style:family="paragraph" style:parent-style-name="Text_20_body">
      <style:paragraph-properties fo:text-align="justify" style:justify-single-word="false"/>
      <style:text-properties fo:font-style="italic" officeooo:paragraph-rsid="0116c45b" style:font-style-asian="italic" style:font-style-complex="italic"/>
    </style:style>
    <style:style style:name="P149" style:family="paragraph" style:parent-style-name="Text_20_body">
      <style:paragraph-properties fo:text-align="justify" style:justify-single-word="false"/>
      <style:text-properties fo:font-style="italic" officeooo:paragraph-rsid="01175d85" style:font-style-asian="italic" style:font-style-complex="italic"/>
    </style:style>
    <style:style style:name="P150" style:family="paragraph" style:parent-style-name="Text_20_body">
      <style:paragraph-properties fo:text-align="center" style:justify-single-word="false"/>
      <style:text-properties fo:font-style="italic" fo:font-weight="bold" officeooo:paragraph-rsid="011661ee" style:font-style-asian="italic" style:font-weight-asian="bold" style:font-style-complex="italic" style:font-weight-complex="bold"/>
    </style:style>
    <style:style style:name="P151" style:family="paragraph" style:parent-style-name="Text_20_body">
      <style:paragraph-properties fo:text-align="center" style:justify-single-word="false"/>
      <style:text-properties fo:font-style="italic" fo:font-weight="bold" officeooo:paragraph-rsid="011b984e" style:font-style-asian="italic" style:font-weight-asian="bold" style:font-style-complex="italic" style:font-weight-complex="bold"/>
    </style:style>
    <style:style style:name="P152" style:family="paragraph" style:parent-style-name="Text_20_body">
      <style:paragraph-properties fo:text-align="center" style:justify-single-word="false"/>
      <style:text-properties fo:font-style="italic" fo:font-weight="bold" officeooo:paragraph-rsid="0121f86b" style:font-style-asian="italic" style:font-weight-asian="bold" style:font-style-complex="italic" style:font-weight-complex="bold"/>
    </style:style>
    <style:style style:name="P153" style:family="paragraph" style:parent-style-name="Text_20_body">
      <style:paragraph-properties fo:text-align="center" style:justify-single-word="false"/>
      <style:text-properties fo:font-style="italic" fo:font-weight="bold" officeooo:paragraph-rsid="01279afc" style:font-style-asian="italic" style:font-weight-asian="bold" style:font-style-complex="italic" style:font-weight-complex="bold"/>
    </style:style>
    <style:style style:name="P154" style:family="paragraph" style:parent-style-name="Text_20_body">
      <style:paragraph-properties fo:text-align="center" style:justify-single-word="false"/>
      <style:text-properties fo:font-style="italic" fo:font-weight="bold" officeooo:paragraph-rsid="01298302" style:font-style-asian="italic" style:font-weight-asian="bold" style:font-style-complex="italic" style:font-weight-complex="bold"/>
    </style:style>
    <style:style style:name="P155" style:family="paragraph" style:parent-style-name="Text_20_body">
      <style:paragraph-properties fo:text-align="center" style:justify-single-word="false"/>
      <style:text-properties fo:font-style="italic" fo:font-weight="bold" officeooo:paragraph-rsid="01240570" style:font-style-asian="italic" style:font-weight-asian="bold" style:font-style-complex="italic" style:font-weight-complex="bold"/>
    </style:style>
    <style:style style:name="P156" style:family="paragraph" style:parent-style-name="Text_20_body">
      <style:paragraph-properties fo:text-align="justify" style:justify-single-word="false"/>
      <style:text-properties fo:font-style="italic" fo:font-weight="bold" officeooo:paragraph-rsid="011b984e" style:font-style-asian="italic" style:font-weight-asian="bold" style:font-style-complex="italic" style:font-weight-complex="bold"/>
    </style:style>
    <style:style style:name="P157" style:family="paragraph" style:parent-style-name="Text_20_body">
      <style:paragraph-properties fo:text-align="justify" style:justify-single-word="false"/>
      <style:text-properties fo:font-style="italic" fo:font-weight="bold" officeooo:paragraph-rsid="011c8fca" style:font-style-asian="italic" style:font-weight-asian="bold" style:font-style-complex="italic" style:font-weight-complex="bold"/>
    </style:style>
    <style:style style:name="P158" style:family="paragraph" style:parent-style-name="Text_20_body">
      <style:paragraph-properties fo:text-align="justify" style:justify-single-word="false"/>
      <style:text-properties fo:font-style="italic" fo:font-weight="bold" officeooo:paragraph-rsid="011f3d85" style:font-style-asian="italic" style:font-weight-asian="bold" style:font-style-complex="italic" style:font-weight-complex="bold"/>
    </style:style>
    <style:style style:name="P159" style:family="paragraph" style:parent-style-name="Text_20_body">
      <style:paragraph-properties fo:text-align="justify" style:justify-single-word="false"/>
      <style:text-properties fo:font-style="italic" fo:font-weight="bold" officeooo:paragraph-rsid="0120526e" style:font-style-asian="italic" style:font-weight-asian="bold" style:font-style-complex="italic" style:font-weight-complex="bold"/>
    </style:style>
    <style:style style:name="P160" style:family="paragraph" style:parent-style-name="Text_20_body">
      <style:paragraph-properties fo:text-align="justify" style:justify-single-word="false"/>
      <style:text-properties fo:font-style="italic" fo:font-weight="bold" officeooo:paragraph-rsid="0121f86b" style:font-style-asian="italic" style:font-weight-asian="bold" style:font-style-complex="italic" style:font-weight-complex="bold"/>
    </style:style>
    <style:style style:name="P161" style:family="paragraph" style:parent-style-name="Text_20_body">
      <style:text-properties officeooo:paragraph-rsid="00e2eaa0"/>
    </style:style>
    <style:style style:name="P162" style:family="paragraph" style:parent-style-name="Text_20_body">
      <style:text-properties officeooo:paragraph-rsid="00ed878d"/>
    </style:style>
    <style:style style:name="P163" style:family="paragraph" style:parent-style-name="Text_20_body">
      <style:text-properties officeooo:paragraph-rsid="00eff8db"/>
    </style:style>
    <style:style style:name="P164" style:family="paragraph" style:parent-style-name="Text_20_body">
      <style:text-properties officeooo:paragraph-rsid="00f55f10"/>
    </style:style>
    <style:style style:name="P165" style:family="paragraph" style:parent-style-name="Text_20_body" style:list-style-name="L1">
      <style:text-properties officeooo:paragraph-rsid="00f55f10"/>
    </style:style>
    <style:style style:name="P166" style:family="paragraph" style:parent-style-name="Text_20_body" style:list-style-name="L1">
      <style:text-properties officeooo:paragraph-rsid="00f7f3e1"/>
    </style:style>
    <style:style style:name="P167" style:family="paragraph" style:parent-style-name="Text_20_body" style:list-style-name="L1">
      <style:text-properties officeooo:paragraph-rsid="00f97266"/>
    </style:style>
    <style:style style:name="P168" style:family="paragraph" style:parent-style-name="Text_20_body" style:list-style-name="L1">
      <style:text-properties officeooo:paragraph-rsid="00fa474f"/>
    </style:style>
    <style:style style:name="P169" style:family="paragraph" style:parent-style-name="Text_20_body">
      <style:text-properties officeooo:paragraph-rsid="00fa474f"/>
    </style:style>
    <style:style style:name="P170" style:family="paragraph" style:parent-style-name="Text_20_body">
      <style:text-properties officeooo:paragraph-rsid="00fc1294"/>
    </style:style>
    <style:style style:name="P171" style:family="paragraph" style:parent-style-name="Text_20_body">
      <style:text-properties officeooo:paragraph-rsid="00fcf4b5"/>
    </style:style>
    <style:style style:name="P172" style:family="paragraph" style:parent-style-name="Text_20_body">
      <style:text-properties officeooo:paragraph-rsid="00fe6273"/>
    </style:style>
    <style:style style:name="P173" style:family="paragraph" style:parent-style-name="Heading_20_1">
      <style:text-properties officeooo:rsid="00cf0f51"/>
    </style:style>
    <style:style style:name="P174" style:family="paragraph" style:parent-style-name="Heading_20_1" style:master-page-name="Standard">
      <style:paragraph-properties style:page-number="auto"/>
      <style:text-properties fo:font-size="12pt" officeooo:rsid="0094d601" officeooo:paragraph-rsid="0094d601"/>
    </style:style>
    <style:style style:name="P175" style:family="paragraph" style:parent-style-name="Heading_20_2">
      <style:text-properties officeooo:rsid="0096c09e" officeooo:paragraph-rsid="0096c09e"/>
    </style:style>
    <style:style style:name="P176" style:family="paragraph" style:parent-style-name="Heading_20_2">
      <style:text-properties officeooo:rsid="00bd7b4a"/>
    </style:style>
    <style:style style:name="P177" style:family="paragraph" style:parent-style-name="Heading_20_2">
      <style:text-properties officeooo:rsid="00c56943" officeooo:paragraph-rsid="00c56943"/>
    </style:style>
    <style:style style:name="T1" style:family="text">
      <style:text-properties officeooo:rsid="009bc38e"/>
    </style:style>
    <style:style style:name="T2" style:family="text">
      <style:text-properties officeooo:rsid="009f5dd7"/>
    </style:style>
    <style:style style:name="T3" style:family="text">
      <style:text-properties fo:font-weight="bold" officeooo:rsid="009f5dd7" style:font-weight-asian="bold" style:font-weight-complex="bold"/>
    </style:style>
    <style:style style:name="T4" style:family="text">
      <style:text-properties fo:font-weight="bold" officeooo:rsid="00a0c220" style:font-weight-asian="bold" style:font-weight-complex="bold"/>
    </style:style>
    <style:style style:name="T5" style:family="text">
      <style:text-properties fo:font-weight="bold" officeooo:rsid="00b6ac0f" style:font-weight-asian="bold" style:font-weight-complex="bold"/>
    </style:style>
    <style:style style:name="T6" style:family="text">
      <style:text-properties fo:font-weight="bold" officeooo:rsid="00c8bf3d" style:font-weight-asian="bold" style:font-weight-complex="bold"/>
    </style:style>
    <style:style style:name="T7" style:family="text">
      <style:text-properties fo:font-weight="bold" officeooo:rsid="00caa7c0" style:font-weight-asian="bold" style:font-weight-complex="bold"/>
    </style:style>
    <style:style style:name="T8" style:family="text">
      <style:text-properties fo:font-weight="bold" officeooo:rsid="00cbc8c8" style:font-weight-asian="bold" style:font-weight-complex="bold"/>
    </style:style>
    <style:style style:name="T9" style:family="text">
      <style:text-properties fo:font-weight="bold" officeooo:rsid="00cbdca3" style:font-weight-asian="bold" style:font-weight-complex="bold"/>
    </style:style>
    <style:style style:name="T10" style:family="text">
      <style:text-properties fo:font-weight="bold" officeooo:rsid="01013e22" style:font-weight-asian="bold" style:font-weight-complex="bold"/>
    </style:style>
    <style:style style:name="T11" style:family="text">
      <style:text-properties officeooo:rsid="00a0c220"/>
    </style:style>
    <style:style style:name="T12" style:family="text">
      <style:text-properties officeooo:rsid="00a9442f"/>
    </style:style>
    <style:style style:name="T13" style:family="text">
      <style:text-properties officeooo:rsid="00aa8ada"/>
    </style:style>
    <style:style style:name="T14" style:family="text">
      <style:text-properties officeooo:rsid="00aab9e5"/>
    </style:style>
    <style:style style:name="T15" style:family="text">
      <style:text-properties officeooo:rsid="00ab2f02"/>
    </style:style>
    <style:style style:name="T16" style:family="text">
      <style:text-properties officeooo:rsid="00ad7223"/>
    </style:style>
    <style:style style:name="T17" style:family="text">
      <style:text-properties officeooo:rsid="00aeabfe"/>
    </style:style>
    <style:style style:name="T18" style:family="text">
      <style:text-properties officeooo:rsid="00b20c03"/>
    </style:style>
    <style:style style:name="T19" style:family="text">
      <style:text-properties officeooo:rsid="00b33adc"/>
    </style:style>
    <style:style style:name="T20" style:family="text">
      <style:text-properties officeooo:rsid="00b525e7"/>
    </style:style>
    <style:style style:name="T21" style:family="text">
      <style:text-properties officeooo:rsid="00b6ac0f"/>
    </style:style>
    <style:style style:name="T22" style:family="text">
      <style:text-properties officeooo:rsid="00b8efc4"/>
    </style:style>
    <style:style style:name="T23" style:family="text">
      <style:text-properties officeooo:rsid="00baded2"/>
    </style:style>
    <style:style style:name="T24" style:family="text">
      <style:text-properties officeooo:rsid="00bd7b4a"/>
    </style:style>
    <style:style style:name="T25" style:family="text">
      <style:text-properties fo:font-style="italic" officeooo:rsid="00bd7b4a" style:font-style-asian="italic" style:font-style-complex="italic"/>
    </style:style>
    <style:style style:name="T26" style:family="text">
      <style:text-properties fo:font-style="italic" officeooo:rsid="00bf1076" style:font-style-asian="italic" style:font-style-complex="italic"/>
    </style:style>
    <style:style style:name="T27" style:family="text">
      <style:text-properties fo:font-style="italic" officeooo:rsid="00c01c51" style:font-style-asian="italic" style:font-style-complex="italic"/>
    </style:style>
    <style:style style:name="T28" style:family="text">
      <style:text-properties fo:font-style="italic" officeooo:rsid="00c33714" style:font-style-asian="italic" style:font-style-complex="italic"/>
    </style:style>
    <style:style style:name="T29" style:family="text">
      <style:text-properties fo:font-style="italic" officeooo:rsid="00c75993" style:font-style-asian="italic" style:font-style-complex="italic"/>
    </style:style>
    <style:style style:name="T30" style:family="text">
      <style:text-properties fo:font-style="italic" officeooo:rsid="00c9a127" style:font-style-asian="italic" style:font-style-complex="italic"/>
    </style:style>
    <style:style style:name="T31" style:family="text">
      <style:text-properties fo:font-style="italic" officeooo:rsid="00cbc8c8" style:font-style-asian="italic" style:font-style-complex="italic"/>
    </style:style>
    <style:style style:name="T32" style:family="text">
      <style:text-properties fo:font-style="italic" officeooo:rsid="00fcf4b5" style:font-style-asian="italic" style:font-style-complex="italic"/>
    </style:style>
    <style:style style:name="T33" style:family="text">
      <style:text-properties fo:font-style="italic" officeooo:rsid="00fe6273" style:font-style-asian="italic" style:font-style-complex="italic"/>
    </style:style>
    <style:style style:name="T34" style:family="text">
      <style:text-properties fo:font-style="italic" fo:font-weight="bold" officeooo:rsid="00cdfab9" style:font-style-asian="italic" style:font-weight-asian="bold" style:font-style-complex="italic" style:font-weight-complex="bold"/>
    </style:style>
    <style:style style:name="T35" style:family="text">
      <style:text-properties officeooo:rsid="00bf1076"/>
    </style:style>
    <style:style style:name="T36" style:family="text">
      <style:text-properties fo:font-style="normal" officeooo:rsid="00c01c51" style:font-style-asian="normal" style:font-style-complex="normal"/>
    </style:style>
    <style:style style:name="T37" style:family="text">
      <style:text-properties fo:font-style="normal" officeooo:rsid="00c75993" style:font-style-asian="normal" style:font-style-complex="normal"/>
    </style:style>
    <style:style style:name="T38" style:family="text">
      <style:text-properties fo:font-style="normal" officeooo:rsid="00cc4ace" style:font-style-asian="normal" style:font-style-complex="normal"/>
    </style:style>
    <style:style style:name="T39" style:family="text">
      <style:text-properties fo:font-style="normal" officeooo:rsid="00e736d4" style:font-style-asian="normal" style:font-style-complex="normal"/>
    </style:style>
    <style:style style:name="T40" style:family="text">
      <style:text-properties fo:font-style="normal" officeooo:rsid="00fe6273" style:font-style-asian="normal" style:font-style-complex="normal"/>
    </style:style>
    <style:style style:name="T41" style:family="text">
      <style:text-properties fo:font-style="normal" officeooo:rsid="00ff5e42" style:font-style-asian="normal" style:font-style-complex="normal"/>
    </style:style>
    <style:style style:name="T42" style:family="text">
      <style:text-properties fo:font-style="normal" officeooo:rsid="01007561" style:font-style-asian="normal" style:font-style-complex="normal"/>
    </style:style>
    <style:style style:name="T43" style:family="text">
      <style:text-properties fo:font-style="normal" officeooo:rsid="01013e22" style:font-style-asian="normal" style:font-style-complex="normal"/>
    </style:style>
    <style:style style:name="T44" style:family="text">
      <style:text-properties fo:font-style="normal" officeooo:rsid="0102bca2" style:font-style-asian="normal" style:font-style-complex="normal"/>
    </style:style>
    <style:style style:name="T45" style:family="text">
      <style:text-properties fo:font-style="normal" officeooo:rsid="01085db1" style:font-style-asian="normal" style:font-style-complex="normal"/>
    </style:style>
    <style:style style:name="T46" style:family="text">
      <style:text-properties fo:font-style="normal" officeooo:rsid="0110e6f3" style:font-style-asian="normal" style:font-style-complex="normal"/>
    </style:style>
    <style:style style:name="T47" style:family="text">
      <style:text-properties fo:font-style="normal" officeooo:rsid="0114901c" style:font-style-asian="normal" style:font-style-complex="normal"/>
    </style:style>
    <style:style style:name="T48" style:family="text">
      <style:text-properties fo:font-style="normal" officeooo:rsid="01071d92" style:font-style-asian="normal" style:font-style-complex="normal"/>
    </style:style>
    <style:style style:name="T49" style:family="text">
      <style:text-properties fo:font-style="normal" officeooo:rsid="011661ee" style:font-style-asian="normal" style:font-style-complex="normal"/>
    </style:style>
    <style:style style:name="T50" style:family="text">
      <style:text-properties fo:font-style="normal" officeooo:rsid="0114d74e" style:font-style-asian="normal" style:font-style-complex="normal"/>
    </style:style>
    <style:style style:name="T51" style:family="text">
      <style:text-properties fo:font-style="normal" officeooo:rsid="0116c45b" style:font-style-asian="normal" style:font-style-complex="normal"/>
    </style:style>
    <style:style style:name="T52" style:family="text">
      <style:text-properties fo:font-style="normal" officeooo:rsid="01173c92" style:font-style-asian="normal" style:font-style-complex="normal"/>
    </style:style>
    <style:style style:name="T53" style:family="text">
      <style:text-properties fo:font-style="normal" officeooo:rsid="01175d85" style:font-style-asian="normal" style:font-style-complex="normal"/>
    </style:style>
    <style:style style:name="T54" style:family="text">
      <style:text-properties fo:font-style="normal" officeooo:rsid="0117b8a7" style:font-style-asian="normal" style:font-style-complex="normal"/>
    </style:style>
    <style:style style:name="T55" style:family="text">
      <style:text-properties fo:font-style="normal" fo:font-weight="bold" officeooo:rsid="00c01c51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cc4ace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officeooo:rsid="011b984e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1c8fc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1d59e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1f3d8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20526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21f86b" style:font-style-asian="normal" style:font-weight-asian="normal" style:font-style-complex="normal" style:font-weight-complex="normal"/>
    </style:style>
    <style:style style:name="T63" style:family="text">
      <style:text-properties officeooo:rsid="00c20ac5"/>
    </style:style>
    <style:style style:name="T64" style:family="text">
      <style:text-properties officeooo:rsid="00c33714"/>
    </style:style>
    <style:style style:name="T65" style:family="text">
      <style:text-properties officeooo:rsid="00c75993"/>
    </style:style>
    <style:style style:name="T66" style:family="text">
      <style:text-properties officeooo:rsid="00c8bf3d"/>
    </style:style>
    <style:style style:name="T67" style:family="text">
      <style:text-properties officeooo:rsid="00c97343"/>
    </style:style>
    <style:style style:name="T68" style:family="text">
      <style:text-properties officeooo:rsid="00c9a127"/>
    </style:style>
    <style:style style:name="T69" style:family="text">
      <style:text-properties officeooo:rsid="00caa7c0"/>
    </style:style>
    <style:style style:name="T70" style:family="text">
      <style:text-properties officeooo:rsid="00cbc8c8"/>
    </style:style>
    <style:style style:name="T71" style:family="text">
      <style:text-properties officeooo:rsid="00cbdca3"/>
    </style:style>
    <style:style style:name="T72" style:family="text">
      <style:text-properties officeooo:rsid="00cd5520"/>
    </style:style>
    <style:style style:name="T73" style:family="text">
      <style:text-properties officeooo:rsid="00cdfab9"/>
    </style:style>
    <style:style style:name="T74" style:family="text">
      <style:text-properties officeooo:rsid="00d30774"/>
    </style:style>
    <style:style style:name="T75" style:family="text">
      <style:text-properties officeooo:rsid="00d46eae"/>
    </style:style>
    <style:style style:name="T76" style:family="text">
      <style:text-properties officeooo:rsid="00d8878f"/>
    </style:style>
    <style:style style:name="T77" style:family="text">
      <style:text-properties officeooo:rsid="00d8fdb1"/>
    </style:style>
    <style:style style:name="T78" style:family="text">
      <style:text-properties officeooo:rsid="00d9aef0"/>
    </style:style>
    <style:style style:name="T79" style:family="text">
      <style:text-properties officeooo:rsid="00df2904"/>
    </style:style>
    <style:style style:name="T80" style:family="text">
      <style:text-properties officeooo:rsid="00e26e8d"/>
    </style:style>
    <style:style style:name="T81" style:family="text">
      <style:text-properties officeooo:rsid="00e2e188"/>
    </style:style>
    <style:style style:name="T82" style:family="text">
      <style:text-properties officeooo:rsid="00e2eaa0"/>
    </style:style>
    <style:style style:name="T83" style:family="text">
      <style:text-properties officeooo:rsid="00e439f4"/>
    </style:style>
    <style:style style:name="T84" style:family="text">
      <style:text-properties officeooo:rsid="00e5d8e2"/>
    </style:style>
    <style:style style:name="T85" style:family="text">
      <style:text-properties officeooo:rsid="00e736d4"/>
    </style:style>
    <style:style style:name="T86" style:family="text">
      <style:text-properties officeooo:rsid="00e80a97"/>
    </style:style>
    <style:style style:name="T87" style:family="text">
      <style:text-properties officeooo:rsid="00e9ab4e"/>
    </style:style>
    <style:style style:name="T88" style:family="text">
      <style:text-properties officeooo:rsid="00eba5a4"/>
    </style:style>
    <style:style style:name="T89" style:family="text">
      <style:text-properties officeooo:rsid="00ec300b"/>
    </style:style>
    <style:style style:name="T90" style:family="text">
      <style:text-properties officeooo:rsid="00ec8282"/>
    </style:style>
    <style:style style:name="T91" style:family="text">
      <style:text-properties officeooo:rsid="00ecb332"/>
    </style:style>
    <style:style style:name="T92" style:family="text">
      <style:text-properties officeooo:rsid="00ed878d"/>
    </style:style>
    <style:style style:name="T93" style:family="text">
      <style:text-properties officeooo:rsid="00ef15f3"/>
    </style:style>
    <style:style style:name="T94" style:family="text">
      <style:text-properties officeooo:rsid="00eff8db"/>
    </style:style>
    <style:style style:name="T95" style:family="text">
      <style:text-properties officeooo:rsid="00f05c8a"/>
    </style:style>
    <style:style style:name="T96" style:family="text">
      <style:text-properties officeooo:rsid="00f1b155"/>
    </style:style>
    <style:style style:name="T97" style:family="text">
      <style:text-properties officeooo:rsid="00f37001"/>
    </style:style>
    <style:style style:name="T98" style:family="text">
      <style:text-properties officeooo:rsid="00f55f10"/>
    </style:style>
    <style:style style:name="T99" style:family="text">
      <style:text-properties officeooo:rsid="00f56a58"/>
    </style:style>
    <style:style style:name="T100" style:family="text">
      <style:text-properties officeooo:rsid="00f73588"/>
    </style:style>
    <style:style style:name="T101" style:family="text">
      <style:text-properties officeooo:rsid="00f7f3e1"/>
    </style:style>
    <style:style style:name="T102" style:family="text">
      <style:text-properties officeooo:rsid="00f8ef3f"/>
    </style:style>
    <style:style style:name="T103" style:family="text">
      <style:text-properties officeooo:rsid="00f97266"/>
    </style:style>
    <style:style style:name="T104" style:family="text">
      <style:text-properties officeooo:rsid="00fa474f"/>
    </style:style>
    <style:style style:name="T105" style:family="text">
      <style:text-properties officeooo:rsid="00fc1294"/>
    </style:style>
    <style:style style:name="T106" style:family="text">
      <style:text-properties officeooo:rsid="00fcf4b5"/>
    </style:style>
    <style:style style:name="T107" style:family="text">
      <style:text-properties officeooo:rsid="00fe6273"/>
    </style:style>
    <style:style style:name="T108" style:family="text">
      <style:text-properties officeooo:rsid="01013e22"/>
    </style:style>
    <style:style style:name="T109" style:family="text">
      <style:text-properties officeooo:rsid="0102bca2"/>
    </style:style>
    <style:style style:name="T110" style:family="text">
      <style:text-properties officeooo:rsid="010386d9"/>
    </style:style>
    <style:style style:name="T111" style:family="text">
      <style:text-properties officeooo:rsid="0105d32c"/>
    </style:style>
    <style:style style:name="T112" style:family="text">
      <style:text-properties officeooo:rsid="01071d92"/>
    </style:style>
    <style:style style:name="T113" style:family="text">
      <style:text-properties officeooo:rsid="01085db1"/>
    </style:style>
    <style:style style:name="T114" style:family="text">
      <style:text-properties officeooo:rsid="010b8d8c"/>
    </style:style>
    <style:style style:name="T115" style:family="text">
      <style:text-properties officeooo:rsid="010c54c2"/>
    </style:style>
    <style:style style:name="T116" style:family="text">
      <style:text-properties officeooo:rsid="010c8538"/>
    </style:style>
    <style:style style:name="T117" style:family="text">
      <style:text-properties officeooo:rsid="010dd10d"/>
    </style:style>
    <style:style style:name="T118" style:family="text">
      <style:text-properties officeooo:rsid="0110e6f3"/>
    </style:style>
    <style:style style:name="T119" style:family="text">
      <style:text-properties officeooo:rsid="0114d74e"/>
    </style:style>
    <style:style style:name="T120" style:family="text">
      <style:text-properties officeooo:rsid="0117b8a7"/>
    </style:style>
    <style:style style:name="T121" style:family="text">
      <style:text-properties officeooo:rsid="0119ae22"/>
    </style:style>
    <style:style style:name="T122" style:family="text">
      <style:text-properties fo:font-weight="normal" officeooo:rsid="0119ae22" style:font-weight-asian="normal" style:font-weight-complex="normal"/>
    </style:style>
    <style:style style:name="T123" style:family="text">
      <style:text-properties fo:font-weight="normal" officeooo:rsid="011b984e" style:font-weight-asian="normal" style:font-weight-complex="normal"/>
    </style:style>
    <style:style style:name="T124" style:family="text">
      <style:text-properties fo:font-weight="normal" officeooo:rsid="011f3d85" style:font-weight-asian="normal" style:font-weight-complex="normal"/>
    </style:style>
    <style:style style:name="T125" style:family="text">
      <style:text-properties fo:font-weight="normal" officeooo:rsid="0110e6f3" style:font-weight-asian="normal" style:font-weight-complex="normal"/>
    </style:style>
    <style:style style:name="T126" style:family="text">
      <style:text-properties fo:font-weight="normal" officeooo:rsid="0114d74e" style:font-weight-asian="normal" style:font-weight-complex="normal"/>
    </style:style>
    <style:style style:name="T127" style:family="text">
      <style:text-properties fo:font-weight="normal" officeooo:rsid="01071d92" style:font-weight-asian="normal" style:font-weight-complex="normal"/>
    </style:style>
    <style:style style:name="T128" style:family="text">
      <style:text-properties fo:font-weight="normal" officeooo:rsid="0102bca2" style:font-weight-asian="normal" style:font-weight-complex="normal"/>
    </style:style>
    <style:style style:name="T129" style:family="text">
      <style:text-properties fo:font-weight="normal" officeooo:rsid="00fe6273" style:font-weight-asian="normal" style:font-weight-complex="normal"/>
    </style:style>
    <style:style style:name="T130" style:family="text">
      <style:text-properties fo:font-weight="normal" officeooo:rsid="01013e22" style:font-weight-asian="normal" style:font-weight-complex="normal"/>
    </style:style>
    <style:style style:name="T131" style:family="text">
      <style:text-properties fo:font-weight="normal" officeooo:rsid="0121f86b" style:font-weight-asian="normal" style:font-weight-complex="normal"/>
    </style:style>
    <style:style style:name="T132" style:family="text">
      <style:text-properties fo:font-weight="normal" officeooo:rsid="01225f29" style:font-weight-asian="normal" style:font-weight-complex="normal"/>
    </style:style>
    <style:style style:name="T133" style:family="text">
      <style:text-properties fo:font-weight="normal" officeooo:rsid="012266f7" style:font-weight-asian="normal" style:font-weight-complex="normal"/>
    </style:style>
    <style:style style:name="T134" style:family="text">
      <style:text-properties fo:font-weight="normal" officeooo:rsid="01240570" style:font-weight-asian="normal" style:font-weight-complex="normal"/>
    </style:style>
    <style:style style:name="T135" style:family="text">
      <style:text-properties fo:font-weight="normal" officeooo:rsid="0125ba56" style:font-weight-asian="normal" style:font-weight-complex="normal"/>
    </style:style>
    <style:style style:name="T136" style:family="text">
      <style:text-properties fo:font-weight="normal" officeooo:rsid="0125df2f" style:font-weight-asian="normal" style:font-weight-complex="normal"/>
    </style:style>
    <style:style style:name="T137" style:family="text">
      <style:text-properties fo:font-weight="normal" officeooo:rsid="01279afc" style:font-weight-asian="normal" style:font-weight-complex="normal"/>
    </style:style>
    <style:style style:name="T138" style:family="text">
      <style:text-properties fo:font-weight="normal" officeooo:rsid="0128cfab" style:font-weight-asian="normal" style:font-weight-complex="normal"/>
    </style:style>
    <style:style style:name="T139" style:family="text">
      <style:text-properties fo:font-weight="normal" officeooo:rsid="01298302" style:font-weight-asian="normal" style:font-weight-complex="normal"/>
    </style:style>
    <style:style style:name="T140" style:family="text">
      <style:text-properties fo:font-weight="normal" officeooo:rsid="012b74a7" style:font-weight-asian="normal" style:font-weight-complex="normal"/>
    </style:style>
    <style:style style:name="T141" style:family="text">
      <style:text-properties fo:font-weight="normal" officeooo:rsid="012c6697" style:font-weight-asian="normal" style:font-weight-complex="normal"/>
    </style:style>
    <style:style style:name="T142" style:family="text">
      <style:text-properties fo:font-weight="normal" officeooo:rsid="012d2acc" style:font-weight-asian="normal" style:font-weight-complex="normal"/>
    </style:style>
    <style:style style:name="T143" style:family="text">
      <style:text-properties fo:font-weight="normal" officeooo:rsid="012ed33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4" text:outline-level="1">Пропустил немного, 1 лекцию</text:h>
      <text:p text:style-name="P1"/>
      <text:p text:style-name="P1">…...</text:p>
      <text:p text:style-name="P1"/>
      <text:p text:style-name="P1"/>
      <text:p text:style-name="P1">Продолжим </text:p>
      <text:p text:style-name="P1"/>
      <text:p text:style-name="P1"/>
      <text:p text:style-name="P1">Модель франка сордечно-сосудистой системы. <text:s/>Что-то прошли там уже. </text:p>
      <text:p text:style-name="P1">Когдажидкость течёт, она несжимаема и S*v = const</text:p>
      <text:p text:style-name="P1">Закон неразрывности струи.</text:p>
      <text:p text:style-name="P1">Схожесть между током электрическим и токомкрови. Delta P = X * Q </text:p>
      <text:p text:style-name="P1">Q = S v. Х — гиродинамическое сопротивление. <text:s/>DeltaP — что-то там ещё. Как дельта фи — У – напряжение. По аналогии </text:p>
      <text:p text:style-name="P1"/>
      <text:h text:style-name="P175" text:outline-level="2">Примеры моделей, получаемых из фунд законов природы</text:h>
      <text:p text:style-name="P2">Закон сохр энергии, законы Ньютона и тд.</text:p>
      <text:p text:style-name="P2">Пример: траектория всплытия подводной лодки. </text:p>
      <text:p text:style-name="P2">Любую задачу физическую можно представить как модель ситуации, которая рассматривается в задаче.</text:p>
      <text:p text:style-name="P2">Поместим её в начало координат. Она на глубине H. Получила приказ на всплытие. <text:s/>То есть нужно изменить плотность тела. Резервуары либо зполняем жидкомстью, либо освобождаем от неё.</text:p>
      <text:p text:style-name="P2">Выталкивающая сила определяемся весом вытесненной жидкости. Вес — масса на ускорение. Масса — объём на плотность жидкости. Ускорение g. То есть направление силы определяется величиной плотности подводной лодки. </text:p>
      <text:p text:style-name="P2">Ну и там всё решается как-то. </text:p>
      <text:p text:style-name="P3">В общем, движение по параболе.</text:p>
      <text:p text:style-name="P3"/>
      <text:p text:style-name="P3">Задача – колебаание колец сатурна.</text:p>
      <text:p text:style-name="P3"/>
      <text:p text:style-name="P3"/>
      <text:h text:style-name="P90" text:outline-level="1">Вариационные принципы маткматической модели</text:h>
      <text:p text:style-name="P4"><text:span text:style-name="T1">В прошлоё лекции исмпользовали фундаментальные законы. Сейчас применим вариационные принципы. Что это? Это весьма общее утверждение об рассматриваемом объекте и гласят, что из всех </text:span><text:soft-page-break/><text:span text:style-name="T1">возможных вариантов его поведения выьираются лишь те, которые довлетворяют определённому условию. </text:span></text:p>
      <text:p text:style-name="P10">Обычно, некоторая связанная с объектами величина достигает экстремального значения при его переходе из одного состояния в другое.</text:p>
      <text:p text:style-name="P11">Пример его — принцип Гамильтона. Общая схема какая?</text:p>
      <text:p text:style-name="P11">Пусть имеется механическая система, обозначим Q(t) — обобщ координаты, полнотьб определяющие положение механической системы в пространстве. </text:p>
      <text:p text:style-name="P11">Величина dQ/dt называем обобщённой скоростью системы в момент времени t.</text:p>
      <text:p text:style-name="P11">Набор вечличин (Q(t) , dQ/dt ) определяет состояние механической системы во все моменты времени. </text:p>
      <text:p text:style-name="P12">Для описания механической системы вводится функция Лагранжа. </text:p>
      <text:p text:style-name="P13">L(Q, dQ/dt);</text:p>
      <text:p text:style-name="P12">В простейших случаях имет ясный смысл, и <text:s/>= T — П. Кнетическая <text:s/>минус потенциальная. </text:p>
      <text:p text:style-name="P13">S(Q) = int _t1^t2 ( L(Q, dQ/dt) , dt); </text:p>
      <text:p text:style-name="P5"><text:span text:style-name="T2">называется </text:span><text:span text:style-name="T3">действие</text:span><text:span text:style-name="T2"> по Гамильтону. </text:span></text:p>
      <text:p text:style-name="P5"><text:span text:style-name="T3">Принцип Гамильтона </text:span><text:span text:style-name="T2">для механической системы: если система движется по заданных закону механики, то Q(t) — стационарная функция для S(Q). </text:span></text:p>
      <text:p text:style-name="P5"><text:span text:style-name="T3">Стционарность </text:span><text:span text:style-name="T2">можно пояснить математическими. </text:span></text:p>
      <text:p text:style-name="P12">d/d_eps * S[Q(t) + eps*fi(t)] | eps = 0;</text:p>
      <text:p text:style-name="P14">fi(t) — пробная функция, которая = 0 в t1 и t2 и удовлетворяющая тому условию, что Q(t) + eps*fi(t) <text:s/>– возможная координата системы. </text:p>
      <text:p text:style-name="P15">Выбирается действие, удовлетворяющее минимуму функционала действия. </text:p>
      <text:p text:style-name="P6"><text:span text:style-name="T11">Eps * fi(t) def </text:span><text:span text:style-name="T4">вариация </text:span><text:span text:style-name="T11">величины Q.</text:span></text:p>
      <text:p text:style-name="P15"/>
      <text:p text:style-name="P16">Ну и попробуем эту штуку для шарика. Есть в методичке это. Вот так вот. </text:p>
      <text:p text:style-name="P17">В простейшем случае L[...] <text:s/>= Еп — Ек</text:p>
      <text:p text:style-name="P17"/>
      <text:p text:style-name="P18">Принцип Гамильтона является единственно реальным принципом построения моделей для систем стоятоящих из большого числа разнообрзных элементов, сязанных мжду собой различными сособами. </text:p>
      <text:p text:style-name="P18"/>
      <text:p text:style-name="P19">Пружинные маятники. Материальная тока подвешена на нити. Еси отклоним на угол альфа, маятник будет качаться. Чтобы ближе была система к математическому маятнику, надо, чтобы длина нити была большая, а нить лёгкая, нерастяжимая и прочная, в сравнении с массой груза. </text:p>
      <text:p text:style-name="P20"><text:soft-page-break/>Короче, это тривиально. За координату возьмём угол альфа. a(t). </text:p>
      <text:p text:style-name="P20">Тогда da/at — обобщённая скорость. </text:p>
      <text:p text:style-name="P21">Кинетическая и потенциальная энергия какие?</text:p>
      <text:p text:style-name="P7"><text:span text:style-name="T12">Кинетическая <text:s/>= 1/2*mv^2 = m/2 * (L * da/dt)^2 </text:span><text:span text:style-name="T13">Вот так. Угловая скорость * на длину нитки. </text:span></text:p>
      <text:p text:style-name="P8"><text:span text:style-name="T13">Потенциальная = <text:s/>mgh</text:span><text:span text:style-name="T14">. h как выразить? <text:s/></text:span><text:span text:style-name="T15">Получим, как h = L*(1-cos[a])</text:span></text:p>
      <text:p text:style-name="P22"/>
      <text:p text:style-name="P9"><text:span text:style-name="T16">Дома можно попробовать решить задачу, окгда на конце маятника заряд +q, висит над заряженой плоскостью </text:span><text:span text:style-name="T17">бесконечной</text:span><text:span text:style-name="T16"> с поверхностным зарядом сигма. </text:span></text:p>
      <text:p text:style-name="P23">Там немного меняется сила, но не так уж сложно. </text:p>
      <text:p text:style-name="P23"/>
      <text:p text:style-name="P23"/>
      <text:h text:style-name="P91" text:outline-level="1">Автоволны в возбудимых средах</text:h>
      <text:p text:style-name="P28">Ведёт аспирант. Или кто-то типа того. Посмотрим, каков уровень его силы.</text:p>
      <text:p text:style-name="P29">Потапов Павел. </text:p>
      <text:p text:style-name="P30">Рассматриваем нелинейные явления в современности. Они наделя.ют системы особыми свойствами. Раньше думали, что жизнь нельзя описать мат моделями. Так вот, сейчас можно. Кооперативное поведение ляляля. Автоволны — пример их. </text:p>
      <text:p text:style-name="P24"><text:span text:style-name="T18">Автоволна — волна огня в лесу, фронт огня. Что-то такое. </text:span><text:span text:style-name="T19">Доминошки, падающие — автоколебательная система. </text:span></text:p>
      <text:p text:style-name="P31">Относительно малых воздействий она устойчива, не упадёт. Принича падения — стоящие фишки имеют потенциальную энергию большую, чем упавшая. И тд. </text:p>
      <text:p text:style-name="P31"/>
      <text:p text:style-name="P31">В сегнетоэлектриках ещё. Заряжен вверх он, E вверх направлен, к плюсу. Если сместим начало вниз,Ю то <text:s/>он поплывёт как в доминошках, все за собой вниз и тд. Т.е. Диполи переориентируются. Автоволна тут — самоорганизующаяся движущаяся доменная стенка. </text:p>
      <text:p text:style-name="P31">Рапространение фронта горения в бикфордовом шнуре. <text:s/>Много-много формул.</text:p>
      <text:p text:style-name="P31"/>
      <text:p text:style-name="P31">Автоволна — самоподдерживающаяся волна в возбудимой среде. Каждый элемент может в такой среде быть возбуждённым, в покое или в рефрактерноти (состояние восстановления к возбуждённости). </text:p>
      <text:p text:style-name="P32">Автоволны в сердечной мышце. Ла-ла-ла. Так быстро, что ничего непонятно.</text:p>
      <text:p text:style-name="P32">Клеточные автоматы. Ууу.. Это множество коненых автоматов, каждый из которых находится в своём состоянии.</text:p>
      <text:p text:style-name="P32"><text:soft-page-break/>Автоволна — сильно нелинейная волна, фотма, амплитуда и всё такое нз от начальных условий возбуждения, а только от среды. </text:p>
      <text:p text:style-name="P33">Обычная волна — процесс распространения колебаний в среде. Они затухают. А эти автоволны неееет.</text:p>
      <text:p text:style-name="P25"><text:span text:style-name="T20">Сегметоэлектрик — плёнка, у которой каждый объём содержит диполь, мы его направили – он держится. Чем-то похоже на постоянный мангит. </text:span><text:span text:style-name="T21">Ч</text:span></text:p>
      <text:p text:style-name="P34"/>
      <text:p text:style-name="P26"><text:span text:style-name="T5">Общее уравнение <text:s/></text:span><text:span text:style-name="T21">tau[teta] <text:s/>d Teta/dt = l^2 <text:s/>d^2 Teta / dX^2 — q(Teta, A)</text:span></text:p>
      <text:p text:style-name="P35">Teta описывает свойства системы, tau[teta] и l — характерные время и длина изменения параметра teta, q — нелинейный источник, A — контролирующий пареметра в физических система, характеризующий степень их возбуждения ( E, H, <text:s/>к примеру)</text:p>
      <text:p text:style-name="P35"/>
      <text:p text:style-name="P36">Конечные автоматы Виннера-Розенблюта. Время t1 — кушают слоны траву, t2 — время восстановления клеткой ресурсов. <text:s/>Клеточный автомат, много клеток. </text:p>
      <text:p text:style-name="P27"><text:span text:style-name="T22">Пейсмейкер — создатель волны. Возбудитель. Есть ещё реверберато</text:span><text:span text:style-name="T23">ры</text:span><text:span text:style-name="T22">.</text:span></text:p>
      <text:p text:style-name="P37">Автоволны, направленные друг на друга — взаимно уничтожаются. </text:p>
      <text:p text:style-name="P37"/>
      <text:h text:style-name="P92" text:outline-level="1">Примеры иерархии моделей</text:h>
      <text:p text:style-name="P83">Либо снизу вверх, либо сверху вниз моделирование развивается.</text:p>
      <text:p text:style-name="P83">На примере пружинного маятника строили модель, начиная с сил, <text:s/>пренебрегая сналала силами тяготерния и реакции опоры, и трением, а потом добавляя постепенно</text:p>
      <text:p text:style-name="P83"/>
      <text:h text:style-name="P176" text:outline-level="2">Различные аврианты действия, заданные внешней силой.</text:h>
      <text:p text:style-name="P83">Пусть на шарик действует известная внешняя сила. F(r,t). r- радиус-вектор</text:p>
      <text:p text:style-name="P38"><text:span text:style-name="T24">Тогда 2зн: </text:span><text:span text:style-name="T25">m d^2r/dt^2 = -kr + F(r,t)</text:span></text:p>
      <text:p text:style-name="P83">Рассмотрим различные варианты. </text:p>
      <text:p text:style-name="P83">Если постоянная эта сила, что тогда? Тогда </text:p>
      <text:p text:style-name="P83">F = const = F0. </text:p>
      <text:p text:style-name="P38"><text:span text:style-name="T24">Тогда </text:span><text:span text:style-name="T25">m d^2r/dt^2 = -kr + F0</text:span><text:span text:style-name="T24">;</text:span></text:p>
      <text:p text:style-name="P38"><text:span text:style-name="T24">Если сделаем замену </text:span><text:span text:style-name="T25">~r = r — F0/k</text:span><text:span text:style-name="T24">, то получим</text:span></text:p>
      <text:p text:style-name="P38"><text:span text:style-name="T25">m d^2~r/dt^2 = -k~r</text:span><text:span text:style-name="T24">;</text:span></text:p>
      <text:p text:style-name="P83">Тоже уравнение колебаний незатухающих, но со смещением положения точки равновесия. </text:p>
      <text:p text:style-name="P39"><text:span text:style-name="T26">r = F0/k</text:span><text:span text:style-name="T35"> - <text:s/>положение равновесия шарика. </text:span></text:p>
      <text:p text:style-name="P84"/>
      <text:p text:style-name="P84">Возьмём F = F(t) = например периоическую = F sin(w1 t)</text:p>
      <text:p text:style-name="P39"><text:soft-page-break/><text:span text:style-name="T35">Получим уравнение </text:span><text:span text:style-name="T25">m d^2r/dt^2 = -kr + </text:span><text:span text:style-name="T26">F0 sin(w1 t)</text:span><text:span text:style-name="T35">.</text:span></text:p>
      <text:p text:style-name="P84">Ононеоднородное. Для одногодного получим то же самое, то свободные незатухающие <text:s/>_r = A cos wt + B sin wt, w = sqrt(k/m)</text:p>
      <text:p text:style-name="P84">Частное ~r = <text:s/>C sin w1 t. </text:p>
      <text:p text:style-name="P84">Подставив в исходное, получим, что: <text:s/></text:p>
      <text:p text:style-name="P84">- m C w1^2 <text:s/>sin w1t = -k C sin w1t +F0 sin w1t =&gt;</text:p>
      <text:p text:style-name="P39"><text:span text:style-name="T35">-m C w1^2 = -k C + F0 =&gt; C = F0/(k-m w1^2) = [k =m w^2] = <text:tab/><text:line-break/></text:span><text:span text:style-name="T26">F0/m/(w^2- w1^2) = C</text:span></text:p>
      <text:p text:style-name="P39"><text:span text:style-name="T35"><text:s/>Тогда </text:span><text:span text:style-name="T26">r = <text:s/>A cos wt + B sin wt + F0/m/(w^2- w1^2) sin w1t.</text:span></text:p>
      <text:p text:style-name="P45">Когда частота w1 приближается к w появляется явление резонанса — неограниченный рост амплитуды. </text:p>
      <text:p text:style-name="P45"/>
      <text:p text:style-name="P45">Но мы не учитываем силу трения. <text:s/>Поэтому резонанс как явление не исчезает, но амплитуда конечна будет. </text:p>
      <text:p text:style-name="P45"/>
      <text:p text:style-name="P40"><text:span text:style-name="T36">Другой случай. </text:span><text:span text:style-name="T55">Движение точки крепления</text:span><text:span text:style-name="T36">.</text:span></text:p>
      <text:p text:style-name="P46">Точка крепления как-то изменяет положение. Движется по закону <text:tab/><text:line-break/>r0(t) = f(t). <text:s/>Тогда в системе координат, связанной с этой точкой действует щё и сила инерции: Fin = <text:s/>ma, a = d^2f/dt^2</text:p>
      <text:p text:style-name="P40"><text:span text:style-name="T36">Тогда </text:span><text:span text:style-name="T25">m d^2r/dt^2 = -kr + </text:span><text:span text:style-name="T27">-m d^2f/dt^2 </text:span><text:span text:style-name="T36">такое уравнение</text:span></text:p>
      <text:p text:style-name="P46">При соответствующем периодическом креплении точкаи овозникнет резонанс. </text:p>
      <text:p text:style-name="P46">Сила инерции системы может зависеть не только от времени t, но и от координаты r. </text:p>
      <text:p text:style-name="P40"><text:span text:style-name="T36">Если пружина надета на стержень, движущийся с угловой скоростью w(t), то примерная сила инерции равна </text:span><text:span text:style-name="T27">m v^2 / R = m a</text:span><text:span text:style-name="T36"> , v- линейная скорость. </text:span></text:p>
      <text:p text:style-name="P40"><text:span text:style-name="T36">А линейная скорость v = w R. Получим, что сила будет </text:span><text:span text:style-name="T27">m w^2 R</text:span></text:p>
      <text:p text:style-name="P46">R = R0 + r. R0 — длина в ненагруженном состоянии, а r — отклонение шарика от нейтрального положения. При этом r &gt; -R0</text:p>
      <text:p text:style-name="P46"/>
      <text:p text:style-name="P46">Получим уравнение движения шарика</text:p>
      <text:p text:style-name="P72"><text:span text:style-name="T25">m d^2r/dt^2 = -kr + </text:span><text:span text:style-name="T27">-m w^2 (t) <text:s/>(R0 + r) = -r (k — m w^2) + m w^2 R0</text:span></text:p>
      <text:p text:style-name="P41"><text:span text:style-name="T63">Если r &lt;&lt; R0, </text:span><text:span text:style-name="T64">то получим вариант периодически действующей силы. <text:s/>С возможным явлением резонанса. </text:span><text:span text:style-name="T28">F(t)</text:span><text:span text:style-name="T64"> периодич дейст сила = -</text:span><text:span text:style-name="T27">m w^2</text:span><text:span text:style-name="T28">(t)</text:span><text:span text:style-name="T27"> R0</text:span></text:p>
      <text:p text:style-name="P47">Но резонанс тут невозможен, так как дейтвующая сила направлена всегда в одну сторону и неспособна раскачать систему. </text:p>
      <text:p text:style-name="P78">W2 = sqrt(k/m)</text:p>
      <text:p text:style-name="P48">Получим </text:p>
      <text:p text:style-name="P79">r = A cos w2t + B sin w2t + 1/w2 R0 int[w(tau) + sin w2(t-tau), 0..t]</text:p>
      <text:p text:style-name="P47">dr/dt тоже содержит синус, косинус и интеграл.</text:p>
      <text:p text:style-name="P47"><text:soft-page-break/></text:p>
      <text:p text:style-name="P49">Усложнение модели ведёт к усложнению вычислений? </text:p>
      <text:p text:style-name="P49">Пусть шарик прикреплён к двум пружинам. Что тогда? Да ничего не изменится. Точка равновесия там, где силы упругости уравновешены. </text:p>
      <text:p text:style-name="P49"/>
      <text:h text:style-name="P177" text:outline-level="2">Учёт сил трения. </text:h>
      <text:p text:style-name="P85">Могут быть двоякие: с перемещением по твёрдой поверхности <text:s/>и сопротивления движения в воздушной среде. </text:p>
      <text:p text:style-name="P70"><text:span text:style-name="T29">F = k1 P</text:span><text:span text:style-name="T65"> — первая сила трения скольжения. P = mg вес шарика. </text:span></text:p>
      <text:p text:style-name="P86">Направлена всегда в сторону против движения шарика. </text:p>
      <text:p text:style-name="P86">То есть </text:p>
      <text:p text:style-name="P80">F = - k1 mg sign(dr/dt)</text:p>
      <text:p text:style-name="P86">Изучим движение шарика в этом случае.</text:p>
      <text:p text:style-name="P71"><text:span text:style-name="T25">m d^2r/dt^2 = -kr </text:span><text:span text:style-name="T29">- k1 mg sign(dr/dt)</text:span><text:span text:style-name="T37">.</text:span></text:p>
      <text:p text:style-name="P50">Покажем, что колебания будут затухающими. </text:p>
      <text:p text:style-name="P50">Обозначим v = dr/dt, тогда </text:p>
      <text:p text:style-name="P80">m dv/dt = -kr - k1 mg sign (v)</text:p>
      <text:p text:style-name="P71"><text:span text:style-name="T29">m dv/dt + kr = -k1 mg sign (v)</text:span><text:span text:style-name="T37">. Умножим на v</text:span></text:p>
      <text:p text:style-name="P74"><text:span text:style-name="T65">mv dv/dt + kr </text:span><text:span text:style-name="T66">dr/dt</text:span><text:span text:style-name="T65"> = -k1 mg v sign (v)</text:span></text:p>
      <text:p text:style-name="P73"><text:span text:style-name="T66">d(</text:span><text:span text:style-name="T6">mv^2 / 2 + kr^2 / 2</text:span><text:span text:style-name="T66">)/ dt = -k1 mg v sign </text:span><text:span text:style-name="T67">(</text:span><text:span text:style-name="T66">v</text:span><text:span text:style-name="T67">)</text:span></text:p>
      <text:p text:style-name="P51">В скобках полная механическая энергия системы. Кинетическая энергия шарика + потенциальная эрегрия сжатой пружины. </text:p>
      <text:p text:style-name="P52">dE/dt = -k1 mg v sign (v)</text:p>
      <text:p text:style-name="P51">Выходит, что производная энергия всегда <text:s/>меньше нуля, если v != 0. </text:p>
      <text:p text:style-name="P51">Тогда энегрия уменьшается всегда, выходит! </text:p>
      <text:p text:style-name="P42"><text:span text:style-name="T68">Таким образом, координата r — также убывающая функция времени. Почему? <text:s/>Прослушал – придумывай теперь сам. Связано с убыванием энергии и прохождением через центр. </text:span><text:span text:style-name="T71">В центре равновесия кинетическая энергия максимальна, но она уменьшается, следовательно, уменьшается скорость, следовательно, уменьшается расстояние. На которое шарик может отклониться, следовательно, падает амплитуда. </text:span></text:p>
      <text:p text:style-name="P51"/>
      <text:p text:style-name="P59">Сопротивление среды. </text:p>
      <text:p text:style-name="P42"><text:span text:style-name="T30">F = - n v</text:span><text:span text:style-name="T68">. Где n — коэффициент сопротивления среды. <text:s/></text:span><text:span text:style-name="T7">Закон Стокса</text:span><text:span text:style-name="T69">, если целиком. Сила сопротивления при движении шарика в среде попорциональна скорости и направлена в противоположном движению направлении. </text:span></text:p>
      <text:p text:style-name="P53">Пыль в воздухе – по закону Стокса тоже. </text:p>
      <text:p text:style-name="P75"><text:span text:style-name="T65">m dv/dt </text:span><text:span text:style-name="T70">= -</text:span><text:span text:style-name="T65">kr <text:s/>-</text:span><text:span text:style-name="T70">n dr/dt</text:span></text:p>
      <text:p text:style-name="P54"><text:soft-page-break/>Это уже можно решить с лёгкостью!</text:p>
      <text:p text:style-name="P54">Сделаем замену переменных. <text:s/>r(t) = ~r(t) exp(a t)</text:p>
      <text:p text:style-name="P54">Получим тогда...</text:p>
      <text:p text:style-name="P54"><text:s/>dr/dt = ~r(t) a exp(a t) + d~r(t)/dt <text:s/>exp(a t)</text:p>
      <text:p text:style-name="P54"><text:s/>d^2r/dt^2 = ~r(t) a^2 exp(a t) + d^2~r(t)/dt^2 <text:s/>exp(a t) + 2 d~r(t)/dt a exp(a t). = exp(a t) * (~r(t) a^2 <text:s/>+ d^2~r(t)/dt^2 + 2 d~r(t)/dt a )</text:p>
      <text:p text:style-name="P54"/>
      <text:p text:style-name="P54">Получим:</text:p>
      <text:p text:style-name="P81">m (~r(t) a^2+d^2~r(t)/dt^2+2 d~r(t)/dt a)= -k ~r(t) + n (~r(t) a + d~r(t)/dt )</text:p>
      <text:p text:style-name="P54">Дальше перегруппируем вынеся к первой производные.</text:p>
      <text:p text:style-name="P43"><text:span text:style-name="T70">Уберём первую производную, обозначит <text:s/></text:span><text:span text:style-name="T31">2a m + n = 0</text:span><text:span text:style-name="T70">; Итого </text:span><text:span text:style-name="T8">a = -n/2m</text:span></text:p>
      <text:p text:style-name="P54">Получим уравнение </text:p>
      <text:p text:style-name="P81">md^2 ~r/dt^2 + ~r (k — n^2/4m) = 0</text:p>
      <text:p text:style-name="P54">Через k1 обозначим то, что в скобках. </text:p>
      <text:p text:style-name="P65">md^2 ~r/dt^2 + ~r k1 = 0</text:p>
      <text:p text:style-name="P61"><text:span text:style-name="T70"><text:s/></text:span><text:span text:style-name="T8">Если k1 положительна</text:span><text:span text:style-name="T70">, то это случай небольшой силы трения. Она не превышает силы упругости. В этом случае получим стандартное решение: </text:span></text:p>
      <text:p text:style-name="P62"><text:span text:style-name="T70"><text:s/></text:span><text:span text:style-name="T31">~r = A sin sqtr(k1/m) t + B cos sqtr(k1/m) t</text:span><text:span text:style-name="T70">. </text:span></text:p>
      <text:p text:style-name="P66">И в целом для r(t) у нас вынесется экспонента. </text:p>
      <text:p text:style-name="P44"><text:span text:style-name="T9">Если k1 = 0</text:span><text:span text:style-name="T71">, тогда получим уравнение:</text:span></text:p>
      <text:p text:style-name="P82"><text:s/>~r = c t + c1</text:p>
      <text:p text:style-name="P76"><text:span text:style-name="T71">r(t) = exp(-nt/2m) (</text:span><text:span text:style-name="T71">c t + c1</text:span><text:span text:style-name="T71">)</text:span></text:p>
      <text:p text:style-name="P55">Если знаем всё, то получим:</text:p>
      <text:p text:style-name="P82"><text:s/>r(t) = exp(-nt/2m) ((v0 + n r0/2m) t + r0)</text:p>
      <text:p text:style-name="P55">Колебания отсутствуют благодаря высокой силе трения. Система лишь один раз может пройти положение равновесия, для чего необходимо и достаточно выполнение условий, r(t) = r0. <text:s/>Там v0 &lt; - n |r0|/2m</text:p>
      <text:p text:style-name="P56"/>
      <text:p text:style-name="P77"><text:span text:style-name="T56">В случае отрицательности</text:span><text:span text:style-name="T38">.</text:span></text:p>
      <text:p text:style-name="P57">Решаем. </text:p>
      <text:p text:style-name="P63"><text:span text:style-name="T72">m</text:span><text:span text:style-name="T70"> d^2~r/dt^2 + ~r k1 = 0</text:span><text:span text:style-name="T72">, k1 &lt; 0</text:span></text:p>
      <text:p text:style-name="P67">Посмотрим. <text:s/></text:p>
      <text:p text:style-name="P68">m p^2 <text:s/>= -k1 </text:p>
      <text:p text:style-name="P63"><text:span text:style-name="T72">p = ± sqrt(</text:span><text:span text:style-name="T73">-</text:span><text:span text:style-name="T72">k1/m) = ± j</text:span></text:p>
      <text:p text:style-name="P63"><text:span text:style-name="T73">~</text:span><text:span text:style-name="T72">r = c1 exp(j t) + c2 exp(-j t) = c1 sh (jt) + c2 ch(jt)</text:span></text:p>
      <text:p text:style-name="P64"><text:span text:style-name="T73">r = [</text:span><text:span text:style-name="T72">c1 sh (jt) + c2 ch(jt)</text:span><text:span text:style-name="T73">] exp(-nt/2m)</text:span></text:p>
      <text:p text:style-name="P69">r(0) = r0, v(0) = v0, тогда </text:p>
      <text:p text:style-name="P64"><text:soft-page-break/><text:span text:style-name="T73">r(0) = c2 ch(0) = </text:span><text:span text:style-name="T34">c2 = r0</text:span></text:p>
      <text:p text:style-name="P69">dr/dt (0) = j c1 — n/2m r0 = v0</text:p>
      <text:p text:style-name="P60">c1 =(v0 + n/2m)/j</text:p>
      <text:p text:style-name="P58"><text:span text:style-name="T73">r = [</text:span><text:span text:style-name="T72"> sh (jt) </text:span><text:span text:style-name="T73">(v0 + n/2m)/j</text:span><text:span text:style-name="T72"> + </text:span><text:span text:style-name="T73">r0</text:span><text:span text:style-name="T72"> ch(jt)</text:span><text:span text:style-name="T73">] exp(-nt/2m)</text:span></text:p>
      <text:p text:style-name="P69">t &gt; 0-&gt; <text:s/>левый множ &gt; 0, тогда только правый может дать ноль.</text:p>
      <text:p text:style-name="P69"/>
      <text:p text:style-name="P93"/>
      <text:h text:style-name="P173" text:outline-level="1">Универсльнотсть математических моделей. Применение аналогий при построении моделей. </text:h>
      <text:p text:style-name="P118">Одни и те же уравнения описывают совершенно разные физические представления. </text:p>
      <text:p text:style-name="P87"><text:span text:style-name="T74">Например, жидкость в u-образном сосуде. С двух сторон давления уравновешивают сверху. Есди вывдем из равновесия, то она будет стремиться назад уравновесить. Это тоже колебания будут, наверно. </text:span><text:span text:style-name="T75">Да? </text:span></text:p>
      <text:p text:style-name="P119">Опишем формулами. </text:p>
      <text:p text:style-name="P119"/>
      <text:p text:style-name="P120">Другой случай. Колебательный электрический контур.</text:p>
      <text:p text:style-name="P121">При взаимодействии биологических популяций. </text:p>
      <text:p text:style-name="P122"/>
      <text:p text:style-name="P122">Колебание шарика не по плоскости, а по какой-то кривой f(x)</text:p>
      <text:p text:style-name="P123">Посмотрим 2 закон ньютона. </text:p>
      <text:p text:style-name="P88"><text:span text:style-name="T76">Fy = -kl, F</text:span><text:span text:style-name="T77">t</text:span><text:span text:style-name="T76"> = mg / sqrt(1 + </text:span><text:span text:style-name="T77">1/(</text:span><text:span text:style-name="T76">f'</text:span><text:span text:style-name="T77">)^2</text:span><text:span text:style-name="T76">)</text:span></text:p>
      <text:p text:style-name="P89"><text:span text:style-name="T77">F = mg / </text:span><text:span text:style-name="T76">sqrt(1 + </text:span><text:span text:style-name="T77">1/(</text:span><text:span text:style-name="T76">f'</text:span><text:span text:style-name="T79">(x(l))</text:span><text:span text:style-name="T77">)^2</text:span><text:span text:style-name="T76">) —</text:span><text:span text:style-name="T77"> kl </text:span><text:span text:style-name="T78">= </text:span><text:span text:style-name="T79">m d^2l /dt^2</text:span></text:p>
      <text:p text:style-name="P124"/>
      <text:h text:style-name="Heading_20_1" text:outline-level="1"><text:span text:style-name="T80">2 типа нелинейных моделей систем типа шарик-пружина</text:span></text:h>
      <text:p text:style-name="P125"><text:span text:style-name="T80">Силу трения мы рассчитывали как линейную пропорционально скорости. </text:span></text:p>
      <text:p text:style-name="P125"><text:span text:style-name="T80">Но это только для небольших скоростей. Или коэффциент зависит от самой скорости. </text:span></text:p>
      <text:p text:style-name="P127"><text:span text:style-name="T81">F(v) = -n v |v|^alpha</text:span></text:p>
      <text:p text:style-name="P127"><text:span text:style-name="T81">alpha &gt; -1, n &gt; 0</text:span></text:p>
      <text:p text:style-name="P126"><text:span text:style-name="T81">Тогда в уравнении будет</text:span></text:p>
      <text:p text:style-name="P128"><text:span text:style-name="T81">m d</text:span><text:span text:style-name="T82">r</text:span><text:span text:style-name="T81">^2 r/dt^2 = -kr — n v |v|^alpha</text:span></text:p>
      <text:p text:style-name="P126"><text:span text:style-name="T81"/></text:p>
      <text:p text:style-name="P126"><text:span text:style-name="T81">Оно нелинейное, общее решение уже нельзя записать, но можно общие характеристики установить. Например, что колебания затухают. </text:span></text:p>
      <text:p text:style-name="P126"><text:span text:style-name="T81">Или можно в окрестностях решений сделать что-то. Частные случаи типа. </text:span></text:p>
      <text:p text:style-name="P161"><text:soft-page-break/><text:span text:style-name="T82">Ну вот попробуем как тогда с энергией, чтобы показать её угасание. <text:s/>Умножим на скорость всё.</text:span></text:p>
      <text:p text:style-name="P129"><text:span text:style-name="T82">m</text:span><text:span text:style-name="T81"> </text:span><text:span text:style-name="T82">v</text:span><text:span text:style-name="T81"> d</text:span><text:span text:style-name="T82">v</text:span><text:span text:style-name="T81">/dt = -kr </text:span><text:span text:style-name="T82">dr/dt</text:span><text:span text:style-name="T81"> — n v</text:span><text:span text:style-name="T82">^2</text:span><text:span text:style-name="T81"> |v|^alpha</text:span></text:p>
      <text:p text:style-name="P129"><text:span text:style-name="T82">d/dt(m</text:span><text:span text:style-name="T81"> </text:span><text:span text:style-name="T82">v^2/2</text:span><text:span text:style-name="T81"> </text:span><text:span text:style-name="T82">)</text:span><text:span text:style-name="T81"> </text:span><text:span text:style-name="T82">+ d/dt (</text:span><text:span text:style-name="T81">kr</text:span><text:span text:style-name="T82">^2/2)</text:span><text:span text:style-name="T81"> <text:s/></text:span><text:span text:style-name="T82">=</text:span><text:span text:style-name="T81"> </text:span><text:span text:style-name="T83">-</text:span><text:span text:style-name="T81">n v</text:span><text:span text:style-name="T82">^2</text:span><text:span text:style-name="T81"> |v|^alpha</text:span></text:p>
      <text:p text:style-name="P130"><text:span text:style-name="T82">d/dt(m</text:span><text:span text:style-name="T81"> </text:span><text:span text:style-name="T82">v^2/2</text:span><text:span text:style-name="T81"> </text:span><text:span text:style-name="T83">+ </text:span><text:span text:style-name="T81">kr</text:span><text:span text:style-name="T82">^2/2)</text:span><text:span text:style-name="T81"> <text:s/></text:span><text:span text:style-name="T82">=</text:span><text:span text:style-name="T81"> <text:s/></text:span><text:span text:style-name="T83">-</text:span><text:span text:style-name="T81">n v</text:span><text:span text:style-name="T82">^2</text:span><text:span text:style-name="T81"> |v|^alpha</text:span></text:p>
      <text:p text:style-name="P130"><text:span text:style-name="T83">d/dt ( E) = -</text:span><text:span text:style-name="T81">n v</text:span><text:span text:style-name="T82">^2</text:span><text:span text:style-name="T81"> |v|^alpha</text:span></text:p>
      <text:p text:style-name="P94"><text:span text:style-name="T83">Слева производная энергии, она меньше нуля, поэтому будет угасать всё. </text:span></text:p>
      <text:p text:style-name="P94"><text:span text:style-name="T83">Вид силы трения не влияет на затухание. Она всегда диссипативная. </text:span></text:p>
      <text:p text:style-name="P94"><text:span text:style-name="T83">В окрестности предельных точек в методичке показано. </text:span></text:p>
      <text:p text:style-name="P94"><text:span text:style-name="T83"/></text:p>
      <text:p text:style-name="P95"><text:span text:style-name="T84">С законом гука та же ересь. Только при небольших растяжениях там -kr, иначе будет k(r) зависеть. </text:span></text:p>
      <text:p text:style-name="P95"><text:span text:style-name="T84">В общем случае k = k(r) . </text:span></text:p>
      <text:p text:style-name="P96"><text:span text:style-name="T85">Рассмотрим такое уравнение. </text:span></text:p>
      <text:p text:style-name="P131"><text:span text:style-name="T81">m d</text:span><text:span text:style-name="T82">r</text:span><text:span text:style-name="T81">^2 r/dt^2 = -k</text:span><text:span text:style-name="T85">(r) </text:span><text:span text:style-name="T81">r </text:span></text:p>
      <text:p text:style-name="P131"><text:span text:style-name="T85"><text:s/>k = k0/ (1+|r|) <text:s/></text:span><text:span text:style-name="T39">//например, так. </text:span></text:p>
      <text:p text:style-name="P96"><text:span text:style-name="T85">Тогда получим вот что... <text:s/>Тоже умножив на скорость. </text:span></text:p>
      <text:p text:style-name="P131"><text:span text:style-name="T85">m dr/dt <text:s/>d^2r/dt^2 = - dr/dt k(r) r</text:span></text:p>
      <text:p text:style-name="P132"><text:span text:style-name="T85">m dr/dt <text:s/>d^2r/dt^2 = - dr/dt <text:s/></text:span><text:span text:style-name="T86">d/dr [int(</text:span><text:span text:style-name="T85">k(r</text:span><text:span text:style-name="T86">'</text:span><text:span text:style-name="T85">) r</text:span><text:span text:style-name="T86">' dr', 0..r )] </text:span></text:p>
      <text:p text:style-name="P132"><text:span text:style-name="T85">m dr/dt <text:s/>d^2r/dt^2 = - </text:span><text:span text:style-name="T86">d/</text:span><text:span text:style-name="T85">dt </text:span><text:span text:style-name="T86"><text:s/>[int(</text:span><text:span text:style-name="T85">k(r</text:span><text:span text:style-name="T86">'</text:span><text:span text:style-name="T85">) r</text:span><text:span text:style-name="T86">' dr', 0..r )] </text:span></text:p>
      <text:p text:style-name="P132"><text:span text:style-name="T86">Eк + Eп</text:span><text:span text:style-name="T85"> = </text:span><text:span text:style-name="T86">½ m (dr/dt)^2</text:span><text:span text:style-name="T85"> </text:span><text:span text:style-name="T86">+</text:span><text:span text:style-name="T85"> </text:span><text:span text:style-name="T86">[int(</text:span><text:span text:style-name="T85">k(r</text:span><text:span text:style-name="T86">'</text:span><text:span text:style-name="T85">) r</text:span><text:span text:style-name="T86">' dr', 0..r )] <text:s/>= const &gt; 0</text:span></text:p>
      <text:p text:style-name="P97"><text:span text:style-name="T86">Короче, движение консервативное получается. </text:span><text:span text:style-name="T87">Движение будет колебательным, но и продолжающееся сколько-угодно долго без затухания.</text:span></text:p>
      <text:p text:style-name="P98"><text:span text:style-name="T88">Наиболее общее уравнение можно записать так для пружинного маятника: </text:span></text:p>
      <text:p text:style-name="P133"><text:span text:style-name="T85">m dr/dt <text:s/>d^2r/dt^2 <text:s/></text:span><text:span text:style-name="T88">= - k(r</text:span><text:span text:style-name="T89">,t</text:span><text:span text:style-name="T88">) r + F(r,t, dr/dt),, k &gt; 0</text:span></text:p>
      <text:p text:style-name="P133"><text:span text:style-name="T88"/></text:p>
      <text:p text:style-name="P99"><text:span text:style-name="T90">Есть другой подход. Когда сначала строим сложную можель, а потом выкидываем несущественные характеристики. Как-то вот так. </text:span></text:p>
      <text:p text:style-name="P99"><text:span text:style-name="T90"/></text:p>
      <text:p text:style-name="P99"><text:span text:style-name="T90"/></text:p>
      <text:h text:style-name="Heading_20_1" text:outline-level="1"><text:span text:style-name="T91">Динамика скопления амёб.</text:span></text:h>
      <text:p text:style-name="P162"><text:span text:style-name="T92">Амёба — простейшее одноклеточное живое существо. Перемещается за счёт изменения своей формы. </text:span><text:span text:style-name="T93">Размер 10^-3 см. </text:span></text:p>
      <text:p text:style-name="P163"><text:span text:style-name="T94">Питаются бактериями по большей части. Если пищи достуточно, то размножаются делением. </text:span><text:span text:style-name="T95">На 2 части. </text:span></text:p>
      <text:p text:style-name="P163"><text:span text:style-name="T95"><text:s/></text:span><text:span text:style-name="T96">Амёбы могут собираться в огромные скопления (до сотен тысяч штук), которые могут двигаться как единое целое, хотя индивидуальность </text:span><text:soft-page-break/><text:span text:style-name="T96">каждой амёбы сохраняется. </text:span><text:span text:style-name="T97">Замечено, что это макроскопическое движение происходит в направлении к более высокой концентрации некоторого химического вещества, вырабатываемого самими амёбами. </text:span></text:p>
      <text:p text:style-name="P163"><text:span text:style-name="T97"/></text:p>
      <text:p text:style-name="P164"><text:span text:style-name="T98">Предположения для моделирования. </text:span></text:p>
      <text:list xml:id="list370408233" text:style-name="L1">
        <text:list-item>
          <text:p text:style-name="P165"><text:span text:style-name="T98">Расстояние между амёбами мало по сравнению с размерами их скоплений. </text:span><text:span text:style-name="T99">И их можно рассматривать как сплошную среду и вводить концентрацию N(x,y,z,t) —</text:span><text:span text:style-name="T100"> число в единице объёма. </text:span></text:p>
        </text:list-item>
        <text:list-item>
          <text:p text:style-name="P166"><text:span text:style-name="T101">Процесс одномерный, то есть концентраия амёб и другие величины — функции координаты x и t. </text:span></text:p>
        </text:list-item>
        <text:list-item>
          <text:p text:style-name="P166"><text:span text:style-name="T101">Амёбы не рождаются и не умирают в процессе макроскопического движения. </text:span><text:span text:style-name="T102">То есть характерное время движения (несколько часов) мало по отношению к их характерному времени жизни. </text:span></text:p>
        </text:list-item>
        <text:list-item>
          <text:p text:style-name="P167"><text:span text:style-name="T103">Индивидуальное движение амёб при отсутстывии сти</text:span><text:span text:style-name="T104">м</text:span><text:span text:style-name="T103">улировании внешних явлений бемпорядочно, хаотично.</text:span></text:p>
        </text:list-item>
        <text:list-item>
          <text:p text:style-name="P168"><text:span text:style-name="T104">Если в среде есть притягивающее химическое вещество, то к собственному неупорядоченному движению амёб добавляется их нпаправленное движение в область с большей плотностью этого вещества. </text:span></text:p>
        </text:list-item>
      </text:list>
      <text:p text:style-name="P169"><text:span text:style-name="T104"/></text:p>
      <text:p text:style-name="P170"><text:span text:style-name="T105">Построим модель. </text:span></text:p>
      <text:p text:style-name="P170"><text:span text:style-name="T105">Составим уравнение баланса амёб в элементе среды dx за время dt.</text:span></text:p>
      <text:p text:style-name="P170"><text:span text:style-name="T105">Получим общее число амёб в dx изменяется лишь из-за разности потока амёб на левой и правой границе элемента.</text:span></text:p>
      <text:p text:style-name="P171"><text:span text:style-name="T32">W(x,t)</text:span><text:span text:style-name="T106"> поток амёб. Число амёб, пересекающих единичную поверхность за единичное время. </text:span></text:p>
      <text:p text:style-name="P172"><text:span text:style-name="T107">Получим </text:span></text:p>
      <text:p text:style-name="P134"><text:span text:style-name="T107">[_N(x, t + dt) — _N(x,t) ]dx = [_W(x,t) - _W(x+ dx, t)]dt</text:span></text:p>
      <text:p text:style-name="P172"><text:span text:style-name="T33">_N <text:s/></text:span><text:span text:style-name="T40">и</text:span><text:span text:style-name="T33"> _W</text:span><text:span text:style-name="T107"> — некоторые средние значения на малых промежутках dx и dt.</text:span></text:p>
      <text:p text:style-name="P100"><text:span text:style-name="T107">Устремляя dx и dt к нулю, приходим к</text:span></text:p>
      <text:p text:style-name="P134"><text:span text:style-name="T107">dN/dt = -dW/dx <text:s/></text:span><text:span text:style-name="T40">(частные производные)</text:span></text:p>
      <text:p text:style-name="P134"><text:span text:style-name="T107">W = Wc + Wd</text:span><text:span text:style-name="T40">, где</text:span></text:p>
      <text:p text:style-name="P142"><text:span text:style-name="T40">Wc формируется за счёт хаотического движения, поэтому по аналогии с законом фурье его можно записать через градиент концентрации. </text:span></text:p>
      <text:p text:style-name="P134"><text:span text:style-name="T107">Wc = -n dN/dx, <text:s text:c="2"/>n&gt;0</text:span><text:span text:style-name="T40"> зависит от среды</text:span></text:p>
      <text:p text:style-name="P143"><text:span text:style-name="T41">Поток направлен в сторону убывания концентрации.</text:span></text:p>
      <text:p text:style-name="P142"><text:span text:style-name="T40">Wd — за счёт направленного. </text:span><text:span text:style-name="T42">Величина Wd тем больше, чем больше градиент плотности притягивающего вещества. </text:span></text:p>
      <text:p text:style-name="P135"><text:span text:style-name="T108">Wd = etta N d roe/dx <text:s/>, </text:span></text:p>
      <text:p text:style-name="P144"><text:span text:style-name="T43">etta &gt; 0, roe </text:span><text:span text:style-name="T45">концентрация вещества.</text:span><text:span text:style-name="T43">.</text:span></text:p>
      <text:p text:style-name="P144"><text:span text:style-name="T39"/></text:p>
      <text:p text:style-name="P145"><text:soft-page-break/><text:span text:style-name="T44">Подставив, получим вот что...</text:span></text:p>
      <text:p text:style-name="P136"><text:span text:style-name="T109">dN/dt = - d/dx (</text:span><text:span text:style-name="T107">-n dN/dx </text:span><text:span text:style-name="T109">+ </text:span><text:span text:style-name="T108">etta N d roe/dx </text:span><text:span text:style-name="T109">)</text:span></text:p>
      <text:p text:style-name="P101"><text:span text:style-name="T109">Есть 2 неизвестные функции N и roe, следовательно, недостаточно одного уравнения этого. </text:span></text:p>
      <text:p text:style-name="P102"><text:span text:style-name="T110">Необъодимо получить уравнение баланса для величины roe. </text:span></text:p>
      <text:p text:style-name="P103"><text:span text:style-name="T111">Скорость выделения химического вещества пропорциональна концентрации амёб, а скорость распада вещества пропрциональна его </text:span><text:span text:style-name="T112">к</text:span><text:span text:style-name="T111">онцентрации. </text:span><text:span text:style-name="T112">Таким образом, в единицу времени в единичном объёме появляет</text:span><text:span text:style-name="T114">с</text:span><text:span text:style-name="T112">я и </text:span><text:span text:style-name="T115">и</text:span><text:span text:style-name="T112">счезает количество вещества </text:span></text:p>
      <text:p text:style-name="P137"><text:span text:style-name="T112">f = a N — b roe</text:span><text:span text:style-name="T113">. a,b &gt; 0</text:span></text:p>
      <text:p text:style-name="P104"><text:span text:style-name="T115">Изменение плотности вещества в элементарном объёме происходит так же в следствие разности его потоков на левой и правой границе элементов. <text:s/></text:span><text:span text:style-name="T116">Оно диффундирует в среде из мест с большей концентрацией в места с меньшей концентрацией. </text:span></text:p>
      <text:p text:style-name="P105"><text:span text:style-name="T117">Согласно закону Фика такое движение создаёт поток </text:span></text:p>
      <text:p text:style-name="P138"><text:span text:style-name="T117">W[roe] = -D d_roe / dx</text:span></text:p>
      <text:p text:style-name="P105"><text:span text:style-name="T117">D &gt; 0 – коэффициент диффузии. </text:span></text:p>
      <text:p text:style-name="P106"><text:span text:style-name="T118">Тогда: </text:span></text:p>
      <text:p text:style-name="P139"><text:span text:style-name="T118">d_roe / dt = - dW[roe]/dx + f</text:span></text:p>
      <text:p text:style-name="P146"><text:span text:style-name="T47">Подставляя всё, получим: </text:span></text:p>
      <text:p text:style-name="P140"><text:span text:style-name="T118">d_roe / dt = </text:span><text:span text:style-name="T119">D d^2_roe/ dx^2</text:span><text:span text:style-name="T118"> + <text:s/></text:span><text:span text:style-name="T112">a N — b roe</text:span></text:p>
      <text:p text:style-name="P147"><text:span text:style-name="T49">Эти 2 уравнения вместе составят модель:</text:span></text:p>
      <text:p text:style-name="P147"><text:span text:style-name="T49"/></text:p>
      <text:p text:style-name="P150"><text:span text:style-name="T44">dN/dt = - d/dx (</text:span><text:span text:style-name="T40">-n dN/dx </text:span><text:span text:style-name="T44">+</text:span><text:span text:style-name="T43">etta N d roe/dx </text:span><text:span text:style-name="T44">)</text:span></text:p>
      <text:p text:style-name="P150"><text:span text:style-name="T46">d_roe / dt = </text:span><text:span text:style-name="T50">D d^2_roe/ dx^2</text:span><text:span text:style-name="T46"> + <text:s/></text:span><text:span text:style-name="T48">a N — b roe</text:span></text:p>
      <text:p text:style-name="P147"><text:span text:style-name="T49">Уравнения эти вместе со входными даными (значениями коэффициентов) служат моделью динамики скопления вмёб при сделанных предположениях.</text:span></text:p>
      <text:p text:style-name="P148"><text:span text:style-name="T51">Чтобы конкретные функции получить, надо начальные </text:span><text:span text:style-name="T52">и граничные </text:span><text:span text:style-name="T51">условия задать. <text:s text:c="2"/></text:span><text:span text:style-name="T52">(начальные по времени, граничные по координате) </text:span></text:p>
      <text:p text:style-name="P149"><text:span text:style-name="T53">Наиболее просто они выглядят, когда пространство принимается неограниченным. Тогда достаточно задать в момент t = 0 начальную концентрацию амёб <text:s/></text:span><text:span text:style-name="T120">N(x,0) = N0(x)</text:span><text:span text:style-name="T54"> и плотность вещества </text:span><text:span text:style-name="T120">roe(x,0) = roe0(x)</text:span><text:span text:style-name="T54"> </text:span></text:p>
      <text:p text:style-name="P107"><text:span text:style-name="T121">Полуится нелинейной система. Из-за члена <text:s/></text:span><text:span text:style-name="T10">etta N d roe/dx </text:span><text:span text:style-name="T122">внутри неё.</text:span></text:p>
      <text:p text:style-name="P108"><text:span text:style-name="T123">Если амёбы не выделяют притягивающего вещества ( если roe = 0 всегда), тогда уравнение 1 будет таким:</text:span></text:p>
      <text:p text:style-name="P141"><text:span text:style-name="T123">dN/dt = n d^2N/dt^2. </text:span></text:p>
      <text:p text:style-name="P108"><text:span text:style-name="T123">Уравнение теплопроводности же! </text:span></text:p>
      <text:p text:style-name="P108"><text:soft-page-break/><text:span text:style-name="T123">Когда амёбы по каким-то причинам перестают выелять вещество, коэффициент «a» в уравнении <text:s/>2 становится нулевым, и тогда <text:s/>оно принимает вид </text:span></text:p>
      <text:p text:style-name="P151"><text:span text:style-name="T125">d_roe / dt = </text:span><text:span text:style-name="T126">D d^2_roe/ dx^2</text:span><text:span text:style-name="T125"> </text:span><text:span text:style-name="T127">— b roe</text:span></text:p>
      <text:p text:style-name="P156"><text:span text:style-name="T57">Так это же уравнение диффузии с распадом! И сводится заменой переменных также к уравнению теплопроводности. </text:span></text:p>
      <text:p text:style-name="P156"><text:span text:style-name="T57">________________________________</text:span></text:p>
      <text:p text:style-name="P157"><text:span text:style-name="T58">Рассмотрим окрестности начальных условий. </text:span></text:p>
      <text:p text:style-name="P157"><text:span text:style-name="T58">Рассмотрим малые отклонения от постоянного во времени и пространстве решения N = N0, </text:span><text:span text:style-name="T59">roe</text:span><text:span text:style-name="T58"> = </text:span><text:span text:style-name="T59">roe</text:span><text:span text:style-name="T58">0.</text:span></text:p>
      <text:p text:style-name="P158"><text:span text:style-name="T60">Такое решение существует, если выполняется </text:span><text:span text:style-name="T124">a N0 = b roe0 </text:span></text:p>
      <text:p text:style-name="P159"><text:span text:style-name="T61">То есть распад и выделение вещества совпадают.</text:span></text:p>
      <text:p text:style-name="P160"><text:span text:style-name="T62">Уравнения станут такими: </text:span></text:p>
      <text:p text:style-name="P152"><text:span text:style-name="T128">d</text:span><text:span text:style-name="T131">~</text:span><text:span text:style-name="T128">N/dt = - d/dx (</text:span><text:span text:style-name="T129">-n d</text:span><text:span text:style-name="T131">~</text:span><text:span text:style-name="T129">N/dx </text:span><text:span text:style-name="T128">+ </text:span><text:span text:style-name="T130">etta N</text:span><text:span text:style-name="T131">0</text:span><text:span text:style-name="T130"> d_</text:span><text:span text:style-name="T131">~</text:span><text:span text:style-name="T130">roe/dx </text:span><text:span text:style-name="T128">)</text:span></text:p>
      <text:p text:style-name="P152"><text:span text:style-name="T125">d_</text:span><text:span text:style-name="T131">~</text:span><text:span text:style-name="T125">roe / dt = </text:span><text:span text:style-name="T126">D d^2_</text:span><text:span text:style-name="T131">~</text:span><text:span text:style-name="T126">roe/ dx^2</text:span><text:span text:style-name="T125"> + <text:s/></text:span><text:span text:style-name="T127">a </text:span><text:span text:style-name="T131">~</text:span><text:span text:style-name="T127">N — b </text:span><text:span text:style-name="T131">~</text:span><text:span text:style-name="T127">roe</text:span></text:p>
      <text:p text:style-name="P109"><text:span text:style-name="T132">~N, ~roe – малые возмущения, значительно меньшие N0 и roe0</text:span></text:p>
      <text:p text:style-name="P110"><text:span text:style-name="T133">Общее решение — сумма частных решений в случае неограниченного пространства. </text:span></text:p>
      <text:p text:style-name="P155"><text:span text:style-name="T134">~N = C[1] sin kx <text:s/>exp (gamma t)</text:span></text:p>
      <text:p text:style-name="P155"><text:span text:style-name="T134">~roe = C[2] sin kx <text:s/>exp (gamma t)</text:span></text:p>
      <text:p text:style-name="P155"><text:span text:style-name="T134">k &gt; 0 волновое число.</text:span></text:p>
      <text:p text:style-name="P111"><text:span text:style-name="T135">Для частных решений должны выполняться соотношения:</text:span></text:p>
      <text:p text:style-name="P117"><text:span text:style-name="T135">С[1] (gamma + n K ^2) = C[2] </text:span><text:span text:style-name="T141">etta</text:span><text:span text:style-name="T135"> N0 k^2</text:span></text:p>
      <text:p text:style-name="P117"><text:span text:style-name="T135">C[2] (gama + b + D k^2) = C[1] a</text:span></text:p>
      <text:p text:style-name="P111"><text:span text:style-name="T135">связывающие длину полны грамоники 2 pi/k с gamma </text:span><text:span text:style-name="T136">– инкремент, характеризующий затухание или возрастание возмущения со временем. </text:span></text:p>
      <text:p text:style-name="P112"><text:span text:style-name="T137">Решая систему, получим кврдратное уравнение относительно gamma.</text:span></text:p>
      <text:p text:style-name="P153"><text:span text:style-name="T137">Gamma^ 2 + p gam</text:span><text:span text:style-name="T137">ma + c = 0</text:span></text:p>
      <text:p text:style-name="P153"><text:span text:style-name="T137">p = roe + k^2 (n + D)</text:span></text:p>
      <text:p text:style-name="P153"><text:span text:style-name="T137">c = n k^2 (b+ D roe) —</text:span><text:span text:style-name="T137"> n a N0 k^2</text:span></text:p>
      <text:p text:style-name="P112"><text:span text:style-name="T137">Оба корня отрицательны &lt;=&gt; когда </text:span><text:span text:style-name="T138">c</text:span><text:span text:style-name="T137"> &gt; 0. </text:span><text:span text:style-name="T139">То есть при выполнении неравенства</text:span></text:p>
      <text:p text:style-name="P154"><text:span text:style-name="T137">n k^2 (b+ D roe) </text:span><text:span text:style-name="T139">&gt;</text:span><text:span text:style-name="T137"> </text:span><text:span text:style-name="T141">etta</text:span><text:span text:style-name="T137"> a N0 k^2</text:span></text:p>
      <text:p text:style-name="P113"><text:span text:style-name="T140">Тогда для любых k ампилитуда возмущений <text:s/>с любой длвиной волны уменьшается с течением времени, и постоянное решение устойчиво.</text:span></text:p>
      <text:p text:style-name="P114"><text:span text:style-name="T141">Данное нераенство заведомо выполнено при <text:s/>n b &gt; etta a N0 </text:span></text:p>
      <text:p text:style-name="P114"><text:span text:style-name="T142">П</text:span><text:span text:style-name="T141">ри достаточно малых концентрациях амёб и плотностях притягивающего вещества. </text:span></text:p>
      <text:p text:style-name="P115"><text:span text:style-name="T142">В противном случае возможна неустойчивость постоянного решения.</text:span></text:p>
      <text:p text:style-name="P115"><text:soft-page-break/><text:span text:style-name="T142"/></text:p>
      <text:p text:style-name="P116"><text:span text:style-name="T143">Экология дальше пойдёт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361</meta:editing-cycles>
    <meta:creation-date>2012-10-08T07:35:00</meta:creation-date>
    <dc:date>2013-03-20T11:22:20</dc:date>
    <meta:editing-duration>PT13H43M8S</meta:editing-duration>
    <meta:generator>LibreOffice/3.6$Linux_X86_64 LibreOffice_project/360m1$Build-2</meta:generator>
    <meta:document-statistic meta:table-count="0" meta:image-count="0" meta:object-count="0" meta:page-count="13" meta:paragraph-count="288" meta:word-count="3200" meta:character-count="19842" meta:non-whitespace-character-count="167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